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6.29cm" table:align="left"/>
    </style:style>
    <style:style style:name="Tabla1.A" style:family="table-column">
      <style:table-column-properties style:column-width="5.84cm"/>
    </style:style>
    <style:style style:name="Tabla1.B" style:family="table-column">
      <style:table-column-properties style:column-width="0.31cm"/>
    </style:style>
    <style:style style:name="Tabla1.C" style:family="table-column">
      <style:table-column-properties style:column-width="0.139cm"/>
    </style:style>
    <style:style style:name="Tabla1.A1" style:family="table-cell">
      <style:table-cell-properties fo:padding="0.049cm" fo:border="none"/>
    </style:style>
    <style:style style:name="Tabla1.B1" style:family="table-cell">
      <style:table-cell-properties style:vertical-align="middle" fo:padding="0.049cm" fo:border="none"/>
    </style:style>
    <style:style style:name="Tabla2" style:family="table">
      <style:table-properties style:width="4.17cm" table:align="left"/>
    </style:style>
    <style:style style:name="Tabla2.A" style:family="table-column">
      <style:table-column-properties style:column-width="3.72cm"/>
    </style:style>
    <style:style style:name="Tabla2.B" style:family="table-column">
      <style:table-column-properties style:column-width="0.31cm"/>
    </style:style>
    <style:style style:name="Tabla2.C" style:family="table-column">
      <style:table-column-properties style:column-width="0.139cm"/>
    </style:style>
    <style:style style:name="Tabla2.A1" style:family="table-cell">
      <style:table-cell-properties fo:padding="0.049cm" fo:border="none"/>
    </style:style>
    <style:style style:name="Tabla2.B1" style:family="table-cell">
      <style:table-cell-properties style:vertical-align="middle" fo:padding="0.049cm" fo:border="none"/>
    </style:style>
    <style:style style:name="Tabla3" style:family="table">
      <style:table-properties style:width="4.277cm" table:align="left"/>
    </style:style>
    <style:style style:name="Tabla3.A" style:family="table-column">
      <style:table-column-properties style:column-width="3.828cm"/>
    </style:style>
    <style:style style:name="Tabla3.B" style:family="table-column">
      <style:table-column-properties style:column-width="0.31cm"/>
    </style:style>
    <style:style style:name="Tabla3.C" style:family="table-column">
      <style:table-column-properties style:column-width="0.139cm"/>
    </style:style>
    <style:style style:name="Tabla3.A1" style:family="table-cell">
      <style:table-cell-properties fo:padding="0.049cm" fo:border="none"/>
    </style:style>
    <style:style style:name="Tabla3.B1" style:family="table-cell">
      <style:table-cell-properties style:vertical-align="middle" fo:padding="0.049cm" fo:border="none"/>
    </style:style>
    <style:style style:name="P1" style:family="paragraph" style:parent-style-name="Heading_20_1">
      <style:paragraph-properties fo:text-align="center" style:justify-single-word="false"/>
    </style:style>
    <style:style style:name="P2" style:family="paragraph" style:parent-style-name="List_20_Contents">
      <style:paragraph-properties fo:margin-top="0cm" fo:margin-bottom="0.499cm" loext:contextual-spacing="false"/>
    </style:style>
    <style:style style:name="P3" style:family="paragraph" style:parent-style-name="List_20_Heading">
      <style:paragraph-properties fo:margin-top="0cm" fo:margin-bottom="0.499cm" loext:contextual-spacing="false"/>
    </style:style>
    <style:style style:name="P4" style:family="paragraph" style:parent-style-name="Preformatted_20_Text">
      <style:paragraph-properties fo:margin-top="0cm" fo:margin-bottom="0.499cm" loext:contextual-spacing="false"/>
    </style:style>
    <style:style style:name="P5" style:family="paragraph" style:parent-style-name="Table_20_Contents">
      <style:paragraph-properties fo:text-align="start" style:justify-single-word="false"/>
    </style:style>
    <style:style style:name="P6" style:family="paragraph" style:parent-style-name="Table_20_Contents">
      <style:text-properties fo:font-size="2pt" style:font-size-asian="2pt" style:font-size-complex="2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ano</text:h>
      <text:p text:style-name="Text_20_body"><text:bookmark text:name="Top"/><text:bookmark text:name="SEC_Top"/>This manual documents the GNU <text:span text:style-name="Source_20_Text">nano</text:span> editor, version 5.8. </text:p>
      <table:table table:name="Tabla1" table:style-name="Tabla1">
        <table:table-column table:style-name="Tabla1.A"/>
        <table:table-column table:style-name="Tabla1.B"/>
        <table:table-column table:style-name="Tabla1.C"/>
        <table:table-row table:style-name="TableLine94557114409904">
          <table:table-cell table:style-name="Tabla1.A1" office:value-type="string">
            <text:p text:style-name="P5">• <text:a xlink:type="simple" xlink:href="https://www.nano-editor.org/dist/latest/nano.html#Introduction" text:style-name="Internet_20_link" text:visited-style-name="Visited_20_Internet_20_Link">Introduction</text:a></text:p>
          </table:table-cell>
          <table:table-cell table:style-name="Tabla1.B1" office:value-type="string">
            <text:p text:style-name="Table_20_Contents">  </text:p>
          </table:table-cell>
          <table:table-cell table:style-name="Tabla1.A1" office:value-type="string">
            <text:p text:style-name="P6"/>
          </table:table-cell>
        </table:table-row>
        <table:table-row table:style-name="TableLine94557114409904">
          <table:table-cell table:style-name="Tabla1.A1" office:value-type="string">
            <text:p text:style-name="P5">• <text:a xlink:type="simple" xlink:href="https://www.nano-editor.org/dist/latest/nano.html#Invoking" text:style-name="Internet_20_link" text:visited-style-name="Visited_20_Internet_20_Link">Invoking</text:a></text:p>
          </table:table-cell>
          <table:table-cell table:style-name="Tabla1.B1" office:value-type="string">
            <text:p text:style-name="Table_20_Contents">  </text:p>
          </table:table-cell>
          <table:table-cell table:style-name="Tabla1.A1" office:value-type="string">
            <text:p text:style-name="P6"/>
          </table:table-cell>
        </table:table-row>
        <table:table-row table:style-name="TableLine94557114409904">
          <table:table-cell table:style-name="Tabla1.A1" office:value-type="string">
            <text:p text:style-name="P5">• <text:a xlink:type="simple" xlink:href="https://www.nano-editor.org/dist/latest/nano.html#Command_002dline-Options" text:style-name="Internet_20_link" text:visited-style-name="Visited_20_Internet_20_Link">Command-line Options</text:a></text:p>
          </table:table-cell>
          <table:table-cell table:style-name="Tabla1.B1" office:value-type="string">
            <text:p text:style-name="Table_20_Contents">  </text:p>
          </table:table-cell>
          <table:table-cell table:style-name="Tabla1.A1" office:value-type="string">
            <text:p text:style-name="P6"/>
          </table:table-cell>
        </table:table-row>
        <table:table-row table:style-name="TableLine94557114409904">
          <table:table-cell table:style-name="Tabla1.A1" office:value-type="string">
            <text:p text:style-name="P5">• <text:a xlink:type="simple" xlink:href="https://www.nano-editor.org/dist/latest/nano.html#Editor-Basics" text:style-name="Internet_20_link" text:visited-style-name="Visited_20_Internet_20_Link">Editor Basics</text:a></text:p>
          </table:table-cell>
          <table:table-cell table:style-name="Tabla1.B1" office:value-type="string">
            <text:p text:style-name="Table_20_Contents">  </text:p>
          </table:table-cell>
          <table:table-cell table:style-name="Tabla1.A1" office:value-type="string">
            <text:p text:style-name="P6"/>
          </table:table-cell>
        </table:table-row>
        <table:table-row table:style-name="TableLine94557114409904">
          <table:table-cell table:style-name="Tabla1.A1" office:value-type="string">
            <text:p text:style-name="P5">• <text:a xlink:type="simple" xlink:href="https://www.nano-editor.org/dist/latest/nano.html#Built_002din-Help" text:style-name="Internet_20_link" text:visited-style-name="Visited_20_Internet_20_Link">Built-in Help</text:a></text:p>
          </table:table-cell>
          <table:table-cell table:style-name="Tabla1.B1" office:value-type="string">
            <text:p text:style-name="Table_20_Contents">  </text:p>
          </table:table-cell>
          <table:table-cell table:style-name="Tabla1.A1" office:value-type="string">
            <text:p text:style-name="P6"/>
          </table:table-cell>
        </table:table-row>
        <table:table-row table:style-name="TableLine94557114409904">
          <table:table-cell table:style-name="Tabla1.A1" office:value-type="string">
            <text:p text:style-name="P5">• <text:a xlink:type="simple" xlink:href="https://www.nano-editor.org/dist/latest/nano.html#The-File-Browser" text:style-name="Internet_20_link" text:visited-style-name="Visited_20_Internet_20_Link">The File Browser</text:a></text:p>
          </table:table-cell>
          <table:table-cell table:style-name="Tabla1.B1" office:value-type="string">
            <text:p text:style-name="Table_20_Contents">  </text:p>
          </table:table-cell>
          <table:table-cell table:style-name="Tabla1.A1" office:value-type="string">
            <text:p text:style-name="P6"/>
          </table:table-cell>
        </table:table-row>
        <table:table-row table:style-name="TableLine94557114409904">
          <table:table-cell table:style-name="Tabla1.A1" office:value-type="string">
            <text:p text:style-name="P5">• <text:a xlink:type="simple" xlink:href="https://www.nano-editor.org/dist/latest/nano.html#Feature-Toggles" text:style-name="Internet_20_link" text:visited-style-name="Visited_20_Internet_20_Link">Feature Toggles</text:a></text:p>
          </table:table-cell>
          <table:table-cell table:style-name="Tabla1.B1" office:value-type="string">
            <text:p text:style-name="Table_20_Contents">  </text:p>
          </table:table-cell>
          <table:table-cell table:style-name="Tabla1.A1" office:value-type="string">
            <text:p text:style-name="P6"/>
          </table:table-cell>
        </table:table-row>
        <table:table-row table:style-name="TableLine94557114409904">
          <table:table-cell table:style-name="Tabla1.A1" office:value-type="string">
            <text:p text:style-name="P5">• <text:a xlink:type="simple" xlink:href="https://www.nano-editor.org/dist/latest/nano.html#Nanorc-Files" text:style-name="Internet_20_link" text:visited-style-name="Visited_20_Internet_20_Link">Nanorc Files</text:a></text:p>
          </table:table-cell>
          <table:table-cell table:style-name="Tabla1.B1" office:value-type="string">
            <text:p text:style-name="Table_20_Contents">  </text:p>
          </table:table-cell>
          <table:table-cell table:style-name="Tabla1.A1" office:value-type="string">
            <text:p text:style-name="P6"/>
          </table:table-cell>
        </table:table-row>
        <table:table-row table:style-name="TableLine94557114409904">
          <table:table-cell table:style-name="Tabla1.A1" office:value-type="string">
            <text:p text:style-name="P5">• <text:a xlink:type="simple" xlink:href="https://www.nano-editor.org/dist/latest/nano.html#Pico-Compatibility" text:style-name="Internet_20_link" text:visited-style-name="Visited_20_Internet_20_Link">Pico Compatibility</text:a></text:p>
          </table:table-cell>
          <table:table-cell table:style-name="Tabla1.B1" office:value-type="string">
            <text:p text:style-name="Table_20_Contents">  </text:p>
          </table:table-cell>
          <table:table-cell table:style-name="Tabla1.A1" office:value-type="string">
            <text:p text:style-name="P6"/>
          </table:table-cell>
        </table:table-row>
        <table:table-row table:style-name="TableLine94557114409904">
          <table:table-cell table:style-name="Tabla1.A1" office:value-type="string">
            <text:p text:style-name="P5">• <text:a xlink:type="simple" xlink:href="https://www.nano-editor.org/dist/latest/nano.html#Building-and-Configure-Options" text:style-name="Internet_20_link" text:visited-style-name="Visited_20_Internet_20_Link">Building and Configure Options</text:a></text:p>
          </table:table-cell>
          <table:table-cell table:style-name="Tabla1.B1" office:value-type="string">
            <text:p text:style-name="Table_20_Contents">  </text:p>
          </table:table-cell>
          <table:table-cell table:style-name="Tabla1.A1" office:value-type="string">
            <text:p text:style-name="P6"/>
          </table:table-cell>
        </table:table-row>
      </table:table>
      <text:p text:style-name="Horizontal_20_Line"/>
      <text:h text:style-name="Heading_20_2" text:outline-level="2"><text:bookmark text:name="Introduction"/><text:bookmark text:name="Introduction-1"/>1 Introduction</text:h>
      <text:p text:style-name="Text_20_body">GNU <text:span text:style-name="Source_20_Text">nano</text:span> is a small and friendly text editor. Besides basic text editing, <text:span text:style-name="Source_20_Text">nano</text:span> offers features like undo/redo, syntax coloring, interactive search-and-replace, auto-indentation, line numbers, word completion, file locking, backup files, and internationalization support. </text:p>
      <text:p text:style-name="Text_20_body">The original goal for <text:span text:style-name="Source_20_Text">nano</text:span> was to be a complete bug-for-bug emulation of Pico. But currently the goal is to be as compatible as is reasonable while offering a superset of Pico’s functionality. See <text:a xlink:type="simple" xlink:href="https://www.nano-editor.org/dist/latest/nano.html#Pico-Compatibility" text:style-name="Internet_20_link" text:visited-style-name="Visited_20_Internet_20_Link">Pico Compatibility</text:a> for more details on how <text:span text:style-name="Source_20_Text">nano</text:span> and Pico differ. </text:p>
      <text:p text:style-name="Text_20_body">Starting with version 4.0, <text:span text:style-name="Source_20_Text">nano</text:span> no longer hard-wraps an overlong line by default. It further uses linewise scrolling by default, and by default includes the line below the title bar into the editing area. If you want the old, Pico behavior back, you can use the following options: <text:span text:style-name="Example">--breaklonglines</text:span>, <text:span text:style-name="Example">--jumpyscrolling</text:span>, and <text:span text:style-name="Example">--emptyline</text:span> (or <text:span text:style-name="Example">-bje</text:span>). </text:p>
      <text:p text:style-name="Text_20_body"/>
      <text:p text:style-name="Text_20_body">Please report bugs via <text:a xlink:type="simple" xlink:href="https://savannah.gnu.org/bugs/?group=nano" text:style-name="Internet_20_link" text:visited-style-name="Visited_20_Internet_20_Link">https://savannah.gnu.org/bugs/?group=nano</text:a>. </text:p>
      <text:p text:style-name="Text_20_body"/>
      <text:p text:style-name="Text_20_body">For background information see <text:a xlink:type="simple" xlink:href="https://nano-editor.org/" text:style-name="Internet_20_link" text:visited-style-name="Visited_20_Internet_20_Link">https://nano-editor.org/</text:a>. </text:p>
      <text:p text:style-name="Horizontal_20_Line"/>
      <text:h text:style-name="Heading_20_2" text:outline-level="2"><text:bookmark text:name="Invoking"/><text:bookmark text:name="Invoking-1"/>2 Invoking</text:h>
      <text:p text:style-name="Text_20_body">The usual way to invoke <text:span text:style-name="Source_20_Text">nano</text:span> is: </text:p>
      <text:p text:style-name="P4"><text:span text:style-name="Source_20_Text">nano [FILE]</text:span></text:p>
      <text:p text:style-name="Text_20_body"><text:soft-page-break/>But it is also possible to specify one or more options (see the next section), and to edit several files in a row. Additionally, the cursor can be put on a specific line of a file by adding the line number with a plus sign before the filename, and even in a specific column by adding it with a comma. (Negative numbers count from the end of the file or line.) The cursor can also be put on the first or last occurrence of a specific string by specifying that string after <text:span text:style-name="Source_20_Text">+/</text:span> or <text:span text:style-name="Source_20_Text">+?</text:span> before the filename. The string can be made case sensitive and/or caused to be interpreted as a regular expression by inserting a <text:span text:style-name="Source_20_Text">c</text:span> and/or <text:span text:style-name="Source_20_Text">r</text:span> after the plus sign. These search modes can be explicitly disabled by using the uppercase variant of those letters: <text:span text:style-name="Source_20_Text">C</text:span> and/or <text:span text:style-name="Source_20_Text">R</text:span>. When the string contains spaces, it needs to be enclosed in quotes. A more complete command synopsis thus is: </text:p>
      <text:p text:style-name="P4"><text:span text:style-name="Source_20_Text">nano [OPTION]… [[+LINE[,COLUMN]|+[crCR](/|?)STRING] FILE]…</text:span></text:p>
      <text:p text:style-name="Text_20_body">Normally, however, you set your preferred options in a <text:span text:style-name="Example">nanorc</text:span> file (see <text:a xlink:type="simple" xlink:href="https://www.nano-editor.org/dist/latest/nano.html#Nanorc-Files" text:style-name="Internet_20_link" text:visited-style-name="Visited_20_Internet_20_Link">Nanorc Files</text:a>). And when using <text:span text:style-name="Source_20_Text">set positionlog</text:span> (making <text:span text:style-name="Source_20_Text">nano</text:span> remember the cursor position when you close a file), you will rarely need to specify a line number. </text:p>
      <text:p text:style-name="Text_20_body">As a special case: when instead of a filename a dash is given, <text:span text:style-name="Source_20_Text">nano</text:span> will read data from standard input. This means you can pipe the output of a command straight into a buffer, and then edit it. </text:p>
      <text:p text:style-name="Horizontal_20_Line"/>
      <text:h text:style-name="Heading_20_2" text:outline-level="2"><text:bookmark text:name="Command_002dline-Options"/><text:bookmark text:name="Command_002dline-Options-1"/>3 Command-line Options</text:h>
      <text:p text:style-name="Text_20_body"><text:span text:style-name="Source_20_Text">nano</text:span> takes the following options from the command line: </text:p>
      <text:p text:style-name="List_20_Heading"><text:span text:style-name="Example">-A</text:span> </text:p>
      <text:p text:style-name="P3"><text:span text:style-name="Example">--smarthome</text:span> </text:p>
      <text:p text:style-name="P2">Make the Home key smarter. When Home is pressed anywhere but at the very beginning of non-whitespace characters on a line, the cursor will jump to that beginning (either forwards or backwards). If the cursor is already at that position, it will jump to the true beginning of the line. </text:p>
      <text:p text:style-name="List_20_Heading"><text:span text:style-name="Example">-B</text:span> </text:p>
      <text:p text:style-name="P3"><text:span text:style-name="Example">--backup</text:span> </text:p>
      <text:p text:style-name="P2">When saving a file, back up the previous version of it, using the current filename suffixed with a tilde (<text:span text:style-name="Source_20_Text">~</text:span>). </text:p>
      <text:p text:style-name="List_20_Heading"><text:span text:style-name="Example">-C </text:span><text:span text:style-name="Example"><text:span text:style-name="Variable">directory</text:span></text:span> </text:p>
      <text:p text:style-name="P3"><text:span text:style-name="Example">--backupdir=</text:span><text:span text:style-name="Example"><text:span text:style-name="Variable">directory</text:span></text:span> </text:p>
      <text:p text:style-name="P2">Make and keep not just one backup file, but make and keep a uniquely numbered one every time a file is saved — when backups are enabled. The uniquely numbered files are stored in the specified directory. </text:p>
      <text:p text:style-name="List_20_Heading"><text:span text:style-name="Example">-D</text:span> </text:p>
      <text:p text:style-name="P3"><text:span text:style-name="Example">--boldtext</text:span> </text:p>
      <text:p text:style-name="P2"><text:soft-page-break/>For the interface, use bold instead of reverse video. This will be overridden by setting the options <text:span text:style-name="Source_20_Text">titlecolor</text:span>, <text:span text:style-name="Source_20_Text">statuscolor</text:span>, <text:span text:style-name="Source_20_Text">keycolor</text:span>, <text:span text:style-name="Source_20_Text">functioncolor</text:span>, <text:span text:style-name="Source_20_Text">numbercolor</text:span>, and/or <text:span text:style-name="Source_20_Text">selectedcolor</text:span> in your nanorc file. See <text:a xlink:type="simple" xlink:href="https://www.nano-editor.org/dist/latest/nano.html#set-functioncolor" text:style-name="Internet_20_link" text:visited-style-name="Visited_20_Internet_20_Link"><text:span text:style-name="Source_20_Text">set functioncolor</text:span></text:a> for details. </text:p>
      <text:p text:style-name="List_20_Heading"><text:span text:style-name="Example">-E</text:span> </text:p>
      <text:p text:style-name="P3"><text:span text:style-name="Example">--tabstospaces</text:span> </text:p>
      <text:p text:style-name="P2">Convert typed tabs to spaces. </text:p>
      <text:p text:style-name="List_20_Heading"><text:span text:style-name="Example">-F</text:span> </text:p>
      <text:p text:style-name="P3"><text:span text:style-name="Example">--multibuffer</text:span> </text:p>
      <text:p text:style-name="P2">Read a file into a new buffer by default. </text:p>
      <text:p text:style-name="List_20_Heading"><text:span text:style-name="Example">-G</text:span> </text:p>
      <text:p text:style-name="P3"><text:span text:style-name="Example">--locking</text:span> </text:p>
      <text:p text:style-name="P2">Enable vim-style file locking when editing files. </text:p>
      <text:p text:style-name="List_20_Heading"><text:span text:style-name="Example">-H</text:span> </text:p>
      <text:p text:style-name="P3"><text:span text:style-name="Example">--historylog</text:span> </text:p>
      <text:p text:style-name="P2">Save the last hundred search strings and replacement strings and executed commands, so they can be easily reused in later sessions. </text:p>
      <text:p text:style-name="List_20_Heading"><text:span text:style-name="Example">-I</text:span> </text:p>
      <text:p text:style-name="P3"><text:span text:style-name="Example">--ignorercfiles</text:span> </text:p>
      <text:p text:style-name="P2">Don’t look at the system’s nanorc file nor at the user’s nanorc. </text:p>
      <text:p text:style-name="List_20_Heading"><text:span text:style-name="Example">-J</text:span> </text:p>
      <text:p text:style-name="P3"><text:span text:style-name="Example">--guidestripe</text:span> </text:p>
      <text:p text:style-name="P2">Draw a vertical stripe at the given column, to help judge the width of the text. (The color of the stripe can be changed with <text:span text:style-name="Source_20_Text">set stripecolor</text:span> in your nanorc file.) </text:p>
      <text:p text:style-name="List_20_Heading"><text:span text:style-name="Example">-K</text:span> </text:p>
      <text:p text:style-name="P3"><text:span text:style-name="Example">--rawsequences</text:span> </text:p>
      <text:p text:style-name="P2">Interpret escape sequences directly (instead of asking <text:span text:style-name="Source_20_Text">ncurses</text:span> to translate them). If you need this option to get your keyboard to work properly, please report a bug. Using this option disables <text:span text:style-name="Source_20_Text">nano</text:span>’s mouse support. </text:p>
      <text:p text:style-name="List_20_Heading"><text:span text:style-name="Example">-L</text:span> </text:p>
      <text:p text:style-name="P3"><text:span text:style-name="Example">--nonewlines</text:span> </text:p>
      <text:p text:style-name="P2"><text:soft-page-break/>Don’t automatically add a newline when a text does not end with one. (This can cause you to save non-POSIX text files.) </text:p>
      <text:p text:style-name="List_20_Heading"><text:span text:style-name="Example">-M</text:span> </text:p>
      <text:p text:style-name="P3"><text:span text:style-name="Example">--trimblanks</text:span> </text:p>
      <text:p text:style-name="P2">Snip trailing whitespace from the wrapped line when automatic hard-wrapping occurs or when text is justified. </text:p>
      <text:p text:style-name="List_20_Heading"><text:span text:style-name="Example">-N</text:span> </text:p>
      <text:p text:style-name="P3"><text:span text:style-name="Example">--noconvert</text:span> </text:p>
      <text:p text:style-name="P2">Disable automatic conversion of files from DOS/Mac format. </text:p>
      <text:p text:style-name="List_20_Heading"><text:span text:style-name="Example">-O</text:span> </text:p>
      <text:p text:style-name="P3"><text:span text:style-name="Example">--bookstyle</text:span> </text:p>
      <text:p text:style-name="P2">When justifying, treat any line that starts with whitespace as the beginning of a paragraph (unless auto-indenting is on). </text:p>
      <text:p text:style-name="List_20_Heading"><text:span text:style-name="Example">-P</text:span> </text:p>
      <text:p text:style-name="P3"><text:span text:style-name="Example">--positionlog</text:span> </text:p>
      <text:p text:style-name="P2">For the 200 most recent files, log the last position of the cursor, and place it at that position again upon reopening such a file. </text:p>
      <text:p text:style-name="List_20_Heading"><text:span text:style-name="Example">-Q "</text:span><text:span text:style-name="Example"><text:span text:style-name="Variable">regex</text:span></text:span><text:span text:style-name="Example">"</text:span> </text:p>
      <text:p text:style-name="P3"><text:span text:style-name="Example">--quotestr="</text:span><text:span text:style-name="Example"><text:span text:style-name="Variable">regex</text:span></text:span><text:span text:style-name="Example">"</text:span> </text:p>
      <text:p text:style-name="P2">Set the regular expression for matching the quoting part of a line. The default value is "<text:span text:style-name="Teletype">^([ \t]*([!#%:;&gt;|}]|//))+</text:span>". (Note that <text:span text:style-name="Source_20_Text">\t</text:span> stands for a literal Tab character.) This makes it possible to rejustify blocks of quoted text when composing email, and to rewrap blocks of line comments when writing source code. </text:p>
      <text:p text:style-name="List_20_Heading"><text:span text:style-name="Example">-R</text:span> </text:p>
      <text:p text:style-name="P3"><text:span text:style-name="Example">--restricted</text:span> </text:p>
      <text:p text:style-name="P2">Restricted mode: don’t read or write to any file not specified on the command line. This means: don’t read or write history files; don’t allow suspending; don’t allow spell checking; don’t allow a file to be appended to, prepended to, or saved under a different name if it already has one; and don’t make backup files. Restricted mode can also be activated by invoking <text:span text:style-name="Source_20_Text">nano</text:span> with any name beginning with <text:span text:style-name="Source_20_Text">r</text:span> (e.g. <text:span text:style-name="Source_20_Text">rnano</text:span>). </text:p>
      <text:p text:style-name="List_20_Heading"><text:span text:style-name="Example">-S</text:span> </text:p>
      <text:p text:style-name="P3"><text:span text:style-name="Example">--softwrap</text:span> </text:p>
      <text:p text:style-name="P2"><text:soft-page-break/>Display over multiple screen rows lines that exceed the screen’s width. (You can make this soft-wrapping occur at whitespace instead of rudely at the screen’s edge, by using also <text:span text:style-name="Source_20_Text">--atblanks</text:span>.) (The old short option, <text:span text:style-name="Source_20_Text">-$</text:span>, is deprecated.) </text:p>
      <text:p text:style-name="List_20_Heading"><text:span text:style-name="Example">-T </text:span><text:span text:style-name="Example"><text:span text:style-name="Variable">number</text:span></text:span> </text:p>
      <text:p text:style-name="P3"><text:span text:style-name="Example">--tabsize=</text:span><text:span text:style-name="Example"><text:span text:style-name="Variable">number</text:span></text:span> </text:p>
      <text:p text:style-name="P2">Set the displayed tab length to <text:span text:style-name="Variable">number</text:span> columns. The value of <text:span text:style-name="Variable">number</text:span> must be greater than 0. The default value is <text:span text:style-name="Teletype">8</text:span>. </text:p>
      <text:p text:style-name="List_20_Heading"><text:span text:style-name="Example">-U</text:span> </text:p>
      <text:p text:style-name="P3"><text:span text:style-name="Example">--quickblank</text:span> </text:p>
      <text:p text:style-name="P2">Make status-bar messages disappear after 1 keystroke instead of after 20. Note that options <text:span text:style-name="Example">-c</text:span> (<text:span text:style-name="Example">--constantshow</text:span>) and <text:span text:style-name="Example">-_</text:span> (<text:span text:style-name="Example">--minibar</text:span>) override this. </text:p>
      <text:p text:style-name="List_20_Heading"><text:span text:style-name="Example">-V</text:span> </text:p>
      <text:p text:style-name="P3"><text:span text:style-name="Example">--version</text:span> </text:p>
      <text:p text:style-name="P2">Show the current version number and exit. </text:p>
      <text:p text:style-name="List_20_Heading"><text:span text:style-name="Example">-W</text:span> </text:p>
      <text:p text:style-name="P3"><text:span text:style-name="Example">--wordbounds</text:span> </text:p>
      <text:p text:style-name="P2">Detect word boundaries differently by treating punctuation characters as parts of words. </text:p>
      <text:p text:style-name="List_20_Heading"><text:span text:style-name="Example">-X "</text:span><text:span text:style-name="Example"><text:span text:style-name="Variable">characters</text:span></text:span><text:span text:style-name="Example">"</text:span> </text:p>
      <text:p text:style-name="P3"><text:span text:style-name="Example">--wordchars="</text:span><text:span text:style-name="Example"><text:span text:style-name="Variable">characters</text:span></text:span><text:span text:style-name="Example">"</text:span> </text:p>
      <text:p text:style-name="P2">Specify which other characters (besides the normal alphanumeric ones) should be considered as parts of words. When using this option, you probably want to omit <text:span text:style-name="Example">-W</text:span> (<text:span text:style-name="Example">--wordbounds</text:span>). </text:p>
      <text:p text:style-name="List_20_Heading"><text:span text:style-name="Example">-Y </text:span><text:span text:style-name="Example"><text:span text:style-name="Variable">name</text:span></text:span> </text:p>
      <text:p text:style-name="P3"><text:span text:style-name="Example">--syntax=</text:span><text:span text:style-name="Example"><text:span text:style-name="Variable">name</text:span></text:span> </text:p>
      <text:p text:style-name="P2">Specify the syntax to be used for highlighting. See <text:a xlink:type="simple" xlink:href="https://www.nano-editor.org/dist/latest/nano.html#Syntax-Highlighting" text:style-name="Internet_20_link" text:visited-style-name="Visited_20_Internet_20_Link">Syntax Highlighting</text:a> for more info. </text:p>
      <text:p text:style-name="List_20_Heading"><text:span text:style-name="Example">-Z</text:span> </text:p>
      <text:p text:style-name="P3"><text:span text:style-name="Example">--zap</text:span> </text:p>
      <text:p text:style-name="P2">Let an unmodified <text:span text:style-name="Teletype">Backspace</text:span> or <text:span text:style-name="Teletype">Delete</text:span> erase the marked region (instead of a single character, and without affecting the cutbuffer). </text:p>
      <text:p text:style-name="List_20_Heading"><text:span text:style-name="Example">-a</text:span> </text:p>
      <text:p text:style-name="P3"><text:span text:style-name="Example">--atblanks</text:span> </text:p>
      <text:p text:style-name="P2"><text:soft-page-break/>When doing soft line wrapping, wrap lines at whitespace instead of always at the edge of the screen. </text:p>
      <text:p text:style-name="List_20_Heading"><text:span text:style-name="Example">-b</text:span> </text:p>
      <text:p text:style-name="P3"><text:span text:style-name="Example">--breaklonglines</text:span> </text:p>
      <text:p text:style-name="P2">Automatically hard-wrap the current line when it becomes overlong. (This option is the opposite of <text:span text:style-name="Example">-w</text:span> (<text:span text:style-name="Example">--nowrap</text:span>) — the last one given takes effect.) </text:p>
      <text:p text:style-name="List_20_Heading"><text:span text:style-name="Example">-c</text:span> </text:p>
      <text:p text:style-name="P3"><text:span text:style-name="Example">--constantshow</text:span> </text:p>
      <text:p text:style-name="P2">Constantly display the cursor position (line number, column number, and character number) on the status bar. Note that this overrides option <text:span text:style-name="Example">-U</text:span> (<text:span text:style-name="Example">--quickblank</text:span>). </text:p>
      <text:p text:style-name="List_20_Heading"><text:span text:style-name="Example">-d</text:span> </text:p>
      <text:p text:style-name="P3"><text:span text:style-name="Example">--rebinddelete</text:span> </text:p>
      <text:p text:style-name="P2">Interpret the Delete and Backspace keys differently so that both Backspace and Delete work properly. You should only use this option when on your system either Backspace acts like Delete or Delete acts like Backspace. </text:p>
      <text:p text:style-name="List_20_Heading"><text:span text:style-name="Example">-e</text:span> </text:p>
      <text:p text:style-name="P3"><text:span text:style-name="Example">--emptyline</text:span> </text:p>
      <text:p text:style-name="P2">Do not use the line below the title bar, leaving it entirely blank. </text:p>
      <text:p text:style-name="List_20_Heading"><text:span text:style-name="Example">-f </text:span><text:span text:style-name="Example"><text:span text:style-name="Variable">file</text:span></text:span> </text:p>
      <text:p text:style-name="P3"><text:span text:style-name="Example">--rcfile=</text:span><text:span text:style-name="Example"><text:span text:style-name="Variable">file</text:span></text:span> </text:p>
      <text:p text:style-name="P2">Read only this <text:span text:style-name="Variable">file</text:span> for setting nano’s options, instead of reading both the system-wide and the user’s nanorc files. </text:p>
      <text:p text:style-name="List_20_Heading"><text:span text:style-name="Example">-g</text:span> </text:p>
      <text:p text:style-name="P3"><text:span text:style-name="Example">--showcursor</text:span> </text:p>
      <text:p text:style-name="P2">Make the cursor visible in the file browser (putting it on the highlighted item) and in the help viewer. Useful for braille users and people with poor vision. </text:p>
      <text:p text:style-name="List_20_Heading"><text:span text:style-name="Example">-h</text:span> </text:p>
      <text:p text:style-name="P3"><text:span text:style-name="Example">--help</text:span> </text:p>
      <text:p text:style-name="P2">Show a summary of command-line options and exit. </text:p>
      <text:p text:style-name="List_20_Heading"><text:span text:style-name="Example">-i</text:span> </text:p>
      <text:p text:style-name="P3"><text:span text:style-name="Example">--autoindent</text:span> </text:p>
      <text:p text:style-name="P2"><text:soft-page-break/>Automatically indent a newly created line to the same number of tabs and/or spaces as the previous line (or as the next line if the previous line is the beginning of a paragraph). </text:p>
      <text:p text:style-name="List_20_Heading"><text:span text:style-name="Example">-j</text:span> </text:p>
      <text:p text:style-name="P3"><text:span text:style-name="Example">--jumpyscrolling</text:span> </text:p>
      <text:p text:style-name="P2">Scroll the buffer contents per half-screen instead of per line. </text:p>
      <text:p text:style-name="List_20_Heading"><text:span text:style-name="Example">-k</text:span> </text:p>
      <text:p text:style-name="P3"><text:span text:style-name="Example">--cutfromcursor</text:span> </text:p>
      <text:p text:style-name="P2">Make the ’Cut Text’ command (normally <text:span text:style-name="User_20_Entry">^K</text:span>) cut from the current cursor position to the end of the line, instead of cutting the entire line. </text:p>
      <text:p text:style-name="List_20_Heading"><text:span text:style-name="Example">-l</text:span> </text:p>
      <text:p text:style-name="P3"><text:span text:style-name="Example">--linenumbers</text:span> </text:p>
      <text:p text:style-name="P2">Display line numbers to the left of the text area. (Any line with an anchor additionally gets a mark in the margin.) </text:p>
      <text:p text:style-name="List_20_Heading"><text:span text:style-name="Example">-m</text:span> </text:p>
      <text:p text:style-name="P3"><text:span text:style-name="Example">--mouse</text:span> </text:p>
      <text:p text:style-name="P2">Enable mouse support, if available for your system. When enabled, mouse clicks can be used to place the cursor, set the mark (with a double click), and execute shortcuts. The mouse will work in the X Window System, and on the console when gpm is running. Text can still be selected through dragging by holding down the Shift key. </text:p>
      <text:p text:style-name="List_20_Heading"><text:span text:style-name="Example">-n</text:span> </text:p>
      <text:p text:style-name="P3"><text:span text:style-name="Example">--noread</text:span> </text:p>
      <text:p text:style-name="P2">Treat any name given on the command line as a new file. This allows <text:span text:style-name="Source_20_Text">nano</text:span> to write to named pipes: it will start with a blank buffer, and will write to the pipe when the user saves the "file". This way <text:span text:style-name="Source_20_Text">nano</text:span> can be used as an editor in combination with for instance <text:span text:style-name="Source_20_Text">gpg</text:span> without having to write sensitive data to disk first. </text:p>
      <text:p text:style-name="List_20_Heading"><text:span text:style-name="Example">-o </text:span><text:span text:style-name="Example"><text:span text:style-name="Variable">directory</text:span></text:span> </text:p>
      <text:p text:style-name="P3"><text:span text:style-name="Example">--operatingdir=</text:span><text:span text:style-name="Example"><text:span text:style-name="Variable">directory</text:span></text:span> </text:p>
      <text:p text:style-name="P2">Set the operating directory. This makes <text:span text:style-name="Source_20_Text">nano</text:span> set up something similar to a chroot. </text:p>
      <text:p text:style-name="List_20_Heading"><text:span text:style-name="Example">-p</text:span> </text:p>
      <text:p text:style-name="P3"><text:span text:style-name="Example">--preserve</text:span> </text:p>
      <text:p text:style-name="P2">Preserve the <text:span text:style-name="User_20_Entry">^Q</text:span> (XON) and <text:span text:style-name="User_20_Entry">^S</text:span> (XOFF) sequences so data being sent to the editor can be stopped and started. </text:p>
      <text:p text:style-name="List_20_Heading"><text:soft-page-break/><text:span text:style-name="Example">-q</text:span> </text:p>
      <text:p text:style-name="P3"><text:span text:style-name="Example">--indicator</text:span> </text:p>
      <text:p text:style-name="P2">Display a "scrollbar" on the righthand side of the edit window. It shows the position of the viewport in the buffer and how much of the buffer is covered by the viewport. </text:p>
      <text:p text:style-name="List_20_Heading"><text:span text:style-name="Example">-r </text:span><text:span text:style-name="Example"><text:span text:style-name="Variable">number</text:span></text:span> </text:p>
      <text:p text:style-name="P3"><text:span text:style-name="Example">--fill=</text:span><text:span text:style-name="Example"><text:span text:style-name="Variable">number</text:span></text:span> </text:p>
      <text:p text:style-name="P2">Set the target width for justifying and automatic hard-wrapping at this <text:span text:style-name="Variable">number</text:span> of columns. If the value is 0 or less, wrapping will occur at the width of the screen minus <text:span text:style-name="Variable">number</text:span> columns, allowing the wrap point to vary along with the width of the screen if the screen is resized. The default value is <text:span text:style-name="Teletype">-8</text:span>. </text:p>
      <text:p text:style-name="List_20_Heading"><text:bookmark text:name="g_t_002d_002dspeller"/><text:span text:style-name="Example">-s "</text:span><text:span text:style-name="Example"><text:span text:style-name="Variable">program</text:span></text:span><text:span text:style-name="Example"> [</text:span><text:span text:style-name="Example"><text:span text:style-name="Variable">argument</text:span></text:span><text:span text:style-name="Example"> …]"</text:span> </text:p>
      <text:p text:style-name="P3"><text:span text:style-name="Example">--speller="</text:span><text:span text:style-name="Example"><text:span text:style-name="Variable">program</text:span></text:span><text:span text:style-name="Example"> [</text:span><text:span text:style-name="Example"><text:span text:style-name="Variable">argument</text:span></text:span><text:span text:style-name="Example"> …]"</text:span> </text:p>
      <text:p text:style-name="P2">Use the given program to do spell checking and correcting. By default, <text:span text:style-name="Source_20_Text">nano</text:span> uses the command specified in the <text:span text:style-name="Source_20_Text">SPELL</text:span> environment variable. If <text:span text:style-name="Source_20_Text">SPELL</text:span> is not set, and <text:span text:style-name="Example">--speller</text:span> is not specified either, then <text:span text:style-name="Source_20_Text">nano</text:span> uses its own interactive spell corrector, which requires either <text:span text:style-name="Source_20_Text">hunspell</text:span> or GNU <text:span text:style-name="Source_20_Text">spell</text:span> to be installed. </text:p>
      <text:p text:style-name="List_20_Heading"><text:span text:style-name="Example">-t</text:span> </text:p>
      <text:p text:style-name="P3"><text:span text:style-name="Example">--saveonexit</text:span> </text:p>
      <text:p text:style-name="P2">Save a changed buffer without prompting (when exiting with <text:span text:style-name="User_20_Entry">^X</text:span>). This can be handy when <text:span text:style-name="Source_20_Text">nano</text:span> is used as the composer of an email program. (The old form of the long option, <text:span text:style-name="Source_20_Text">--tempfile</text:span>, is deprecated.) </text:p>
      <text:p text:style-name="List_20_Heading"><text:span text:style-name="Example">-u</text:span> </text:p>
      <text:p text:style-name="P3"><text:span text:style-name="Example">--unix</text:span> </text:p>
      <text:p text:style-name="P2">Save a file by default in Unix format. This overrides nano’s default behavior of saving a file in the format that it had. (This option has no effect when you also use <text:span text:style-name="Example">--noconvert</text:span>.) </text:p>
      <text:p text:style-name="List_20_Heading"><text:span text:style-name="Example">-v</text:span> </text:p>
      <text:p text:style-name="P3"><text:span text:style-name="Example">--view</text:span> </text:p>
      <text:p text:style-name="P2">Don’t allow the contents of the file to be altered: read-only mode. This mode allows the user to open also other files for viewing, unless <text:span text:style-name="Example">--restricted</text:span> is given too. (Note that this option should NOT be used in place of correct file permissions to implement a read-only file.) </text:p>
      <text:p text:style-name="List_20_Heading"><text:span text:style-name="Example">-w</text:span> </text:p>
      <text:p text:style-name="P3"><text:span text:style-name="Example">--nowrap</text:span> </text:p>
      <text:p text:style-name="P2">Do not automatically hard-wrap the current line when it becomes overlong. This is the default. (This option is the opposite of <text:span text:style-name="Example">-b</text:span> (<text:span text:style-name="Example">--breaklonglines</text:span>) — the last one given takes effect.) </text:p>
      <text:p text:style-name="List_20_Heading"><text:soft-page-break/><text:span text:style-name="Example">-x</text:span> </text:p>
      <text:p text:style-name="P3"><text:span text:style-name="Example">--nohelp</text:span> </text:p>
      <text:p text:style-name="P2">Expert Mode: don’t show the Shortcut List at the bottom of the screen. This affects the location of the status bar as well, as in Expert Mode it is located at the very bottom of the editor. </text:p>
      <text:p text:style-name="P2">Note: When accessing the help system, Expert Mode is temporarily disabled to display the help-system navigation keys. </text:p>
      <text:p text:style-name="List_20_Heading"><text:span text:style-name="Example">-y</text:span> </text:p>
      <text:p text:style-name="P3"><text:span text:style-name="Example">--afterends</text:span> </text:p>
      <text:p text:style-name="P2">Make Ctrl+Right and Ctrl+Delete stop at word ends instead of beginnings. </text:p>
      <text:p text:style-name="List_20_Heading"><text:span text:style-name="Example">-z</text:span> </text:p>
      <text:p text:style-name="P3"><text:span text:style-name="Example">--suspendable</text:span> </text:p>
      <text:p text:style-name="P2">Enable the ability to suspend <text:span text:style-name="Source_20_Text">nano</text:span> using the system’s suspend keystroke (usually <text:span text:style-name="User_20_Entry">^Z</text:span>). </text:p>
      <text:p text:style-name="List_20_Heading"><text:span text:style-name="Example">-%</text:span> </text:p>
      <text:p text:style-name="P3"><text:span text:style-name="Example">--stateflags</text:span> </text:p>
      <text:p text:style-name="P2">Use the top-right corner of the screen for showing some state flags: <text:span text:style-name="Source_20_Text">I</text:span> when auto-indenting, <text:span text:style-name="Source_20_Text">M</text:span> when the mark is on, <text:span text:style-name="Source_20_Text">L</text:span> when hard-wrapping (breaking long lines), <text:span text:style-name="Source_20_Text">R</text:span> when recording a macro, and <text:span text:style-name="Source_20_Text">S</text:span> when soft-wrapping. When the buffer is modified, a star (<text:span text:style-name="Source_20_Text">*</text:span>) is shown after the filename in the center of the title bar. </text:p>
      <text:p text:style-name="List_20_Heading"><text:span text:style-name="Example">-_</text:span> </text:p>
      <text:p text:style-name="P3"><text:span text:style-name="Example">--minibar</text:span> </text:p>
      <text:p text:style-name="P2">Suppress the title bar and instead show information about the current buffer at the bottom of the screen, in the space for the status bar. In this "minibar" the file name is shown on the left, followed by an asterisk if the buffer has been modified. On the right are displayed the current line and column number, the code of the character under the cursor (in Unicode format: U+xxxx), the same flags as are shown by <text:span text:style-name="Source_20_Text">--stateflags</text:span>, and a percentage that expresses how far the cursor is into the file (linewise). When a file is loaded or saved, and also when switching between buffers, the number of lines in the buffer is displayed after the file name. This number is cleared upon the next keystroke, or replaced with an [i/n] counter when multiple buffers are open. The line plus column numbers and the character code are displayed only when <text:span text:style-name="Source_20_Text">--constantshow</text:span> is used, and can be toggled on and off with <text:span text:style-name="Teletype">M-C</text:span>. The state flags are displayed only when <text:span text:style-name="Source_20_Text">--stateflags</text:span> is used. </text:p>
      <text:p text:style-name="List_20_Heading"><text:span text:style-name="Example">-!</text:span> </text:p>
      <text:p text:style-name="P3"><text:span text:style-name="Example">--magic</text:span> </text:p>
      <text:p text:style-name="P2">When neither the file’s name nor its first line give a clue, try using libmagic to determine the applicable syntax. </text:p>
      <text:p text:style-name="Horizontal_20_Line"><text:soft-page-break/></text:p>
      <text:h text:style-name="Heading_20_2" text:outline-level="2"><text:bookmark text:name="Editor-Basics"/><text:bookmark text:name="Editor-Basics-1"/>4 Editor Basics</text:h>
      <table:table table:name="Tabla2" table:style-name="Tabla2">
        <table:table-column table:style-name="Tabla2.A"/>
        <table:table-column table:style-name="Tabla2.B"/>
        <table:table-column table:style-name="Tabla2.C"/>
        <table:table-row table:style-name="TableLine94557099557216">
          <table:table-cell table:style-name="Tabla2.A1" office:value-type="string">
            <text:p text:style-name="P5">• <text:a xlink:type="simple" xlink:href="https://www.nano-editor.org/dist/latest/nano.html#Entering-Text" text:style-name="Internet_20_link" text:visited-style-name="Visited_20_Internet_20_Link">Entering Text</text:a></text:p>
          </table:table-cell>
          <table:table-cell table:style-name="Tabla2.B1" office:value-type="string">
            <text:p text:style-name="Table_20_Contents">  </text:p>
          </table:table-cell>
          <table:table-cell table:style-name="Tabla2.A1" office:value-type="string">
            <text:p text:style-name="P6"/>
          </table:table-cell>
        </table:table-row>
        <table:table-row table:style-name="TableLine94557099557216">
          <table:table-cell table:style-name="Tabla2.A1" office:value-type="string">
            <text:p text:style-name="P5">• <text:a xlink:type="simple" xlink:href="https://www.nano-editor.org/dist/latest/nano.html#Commands" text:style-name="Internet_20_link" text:visited-style-name="Visited_20_Internet_20_Link">Commands</text:a></text:p>
          </table:table-cell>
          <table:table-cell table:style-name="Tabla2.B1" office:value-type="string">
            <text:p text:style-name="Table_20_Contents">  </text:p>
          </table:table-cell>
          <table:table-cell table:style-name="Tabla2.A1" office:value-type="string">
            <text:p text:style-name="P6"/>
          </table:table-cell>
        </table:table-row>
        <table:table-row table:style-name="TableLine94557099557216">
          <table:table-cell table:style-name="Tabla2.A1" office:value-type="string">
            <text:p text:style-name="P5">• <text:a xlink:type="simple" xlink:href="https://www.nano-editor.org/dist/latest/nano.html#The-Cutbuffer" text:style-name="Internet_20_link" text:visited-style-name="Visited_20_Internet_20_Link">The Cutbuffer</text:a></text:p>
          </table:table-cell>
          <table:table-cell table:style-name="Tabla2.B1" office:value-type="string">
            <text:p text:style-name="Table_20_Contents">  </text:p>
          </table:table-cell>
          <table:table-cell table:style-name="Tabla2.A1" office:value-type="string">
            <text:p text:style-name="P6"/>
          </table:table-cell>
        </table:table-row>
        <table:table-row table:style-name="TableLine94557099557216">
          <table:table-cell table:style-name="Tabla2.A1" office:value-type="string">
            <text:p text:style-name="P5">• <text:a xlink:type="simple" xlink:href="https://www.nano-editor.org/dist/latest/nano.html#The-Mark" text:style-name="Internet_20_link" text:visited-style-name="Visited_20_Internet_20_Link">The Mark</text:a></text:p>
          </table:table-cell>
          <table:table-cell table:style-name="Tabla2.B1" office:value-type="string">
            <text:p text:style-name="Table_20_Contents">  </text:p>
          </table:table-cell>
          <table:table-cell table:style-name="Tabla2.A1" office:value-type="string">
            <text:p text:style-name="P6"/>
          </table:table-cell>
        </table:table-row>
        <table:table-row table:style-name="TableLine94557099557216">
          <table:table-cell table:style-name="Tabla2.A1" office:value-type="string">
            <text:p text:style-name="P5">• <text:a xlink:type="simple" xlink:href="https://www.nano-editor.org/dist/latest/nano.html#Screen-Layout" text:style-name="Internet_20_link" text:visited-style-name="Visited_20_Internet_20_Link">Screen Layout</text:a></text:p>
          </table:table-cell>
          <table:table-cell table:style-name="Tabla2.B1" office:value-type="string">
            <text:p text:style-name="Table_20_Contents">  </text:p>
          </table:table-cell>
          <table:table-cell table:style-name="Tabla2.A1" office:value-type="string">
            <text:p text:style-name="P6"/>
          </table:table-cell>
        </table:table-row>
        <table:table-row table:style-name="TableLine94557099557216">
          <table:table-cell table:style-name="Tabla2.A1" office:value-type="string">
            <text:p text:style-name="P5">• <text:a xlink:type="simple" xlink:href="https://www.nano-editor.org/dist/latest/nano.html#Search-and-Replace" text:style-name="Internet_20_link" text:visited-style-name="Visited_20_Internet_20_Link">Search and Replace</text:a></text:p>
          </table:table-cell>
          <table:table-cell table:style-name="Tabla2.B1" office:value-type="string">
            <text:p text:style-name="Table_20_Contents">  </text:p>
          </table:table-cell>
          <table:table-cell table:style-name="Tabla2.A1" office:value-type="string">
            <text:p text:style-name="P6"/>
          </table:table-cell>
        </table:table-row>
        <table:table-row table:style-name="TableLine94557099557216">
          <table:table-cell table:style-name="Tabla2.A1" office:value-type="string">
            <text:p text:style-name="P5">• <text:a xlink:type="simple" xlink:href="https://www.nano-editor.org/dist/latest/nano.html#Using-the-Mouse" text:style-name="Internet_20_link" text:visited-style-name="Visited_20_Internet_20_Link">Using the Mouse</text:a></text:p>
          </table:table-cell>
          <table:table-cell table:style-name="Tabla2.B1" office:value-type="string">
            <text:p text:style-name="Table_20_Contents">  </text:p>
          </table:table-cell>
          <table:table-cell table:style-name="Tabla2.A1" office:value-type="string">
            <text:p text:style-name="P6"/>
          </table:table-cell>
        </table:table-row>
        <table:table-row table:style-name="TableLine94557099557216">
          <table:table-cell table:style-name="Tabla2.A1" office:value-type="string">
            <text:p text:style-name="P5">• <text:a xlink:type="simple" xlink:href="https://www.nano-editor.org/dist/latest/nano.html#Anchors" text:style-name="Internet_20_link" text:visited-style-name="Visited_20_Internet_20_Link">Anchors</text:a></text:p>
          </table:table-cell>
          <table:table-cell table:style-name="Tabla2.B1" office:value-type="string">
            <text:p text:style-name="Table_20_Contents">  </text:p>
          </table:table-cell>
          <table:table-cell table:style-name="Tabla2.A1" office:value-type="string">
            <text:p text:style-name="P6"/>
          </table:table-cell>
        </table:table-row>
        <table:table-row table:style-name="TableLine94557099557216">
          <table:table-cell table:style-name="Tabla2.A1" office:value-type="string">
            <text:p text:style-name="P5">• <text:a xlink:type="simple" xlink:href="https://www.nano-editor.org/dist/latest/nano.html#Limitations" text:style-name="Internet_20_link" text:visited-style-name="Visited_20_Internet_20_Link">Limitations</text:a></text:p>
          </table:table-cell>
          <table:table-cell table:style-name="Tabla2.B1" office:value-type="string">
            <text:p text:style-name="Table_20_Contents">  </text:p>
          </table:table-cell>
          <table:table-cell table:style-name="Tabla2.A1" office:value-type="string">
            <text:p text:style-name="P6"/>
          </table:table-cell>
        </table:table-row>
      </table:table>
      <text:p text:style-name="Horizontal_20_Line"/>
      <text:h text:style-name="Heading_20_3" text:outline-level="3"><text:bookmark text:name="Entering-Text"/><text:bookmark text:name="Entering-Text-1"/>4.1 Entering Text</text:h>
      <text:p text:style-name="Text_20_body"><text:span text:style-name="Source_20_Text">nano</text:span> is a "modeless" editor. This means that all keystrokes, with the exception of Control and Meta sequences, enter text into the file being edited. </text:p>
      <text:p text:style-name="Text_20_body">Characters not present on the keyboard can be entered in two ways: </text:p>
      <text:list xml:id="list3791298147" text:style-name="L1">
        <text:list-item>
          <text:p text:style-name="P11">For characters with a single-byte code, pressing the Esc key twice and then typing a three-digit decimal number (from <text:span text:style-name="User_20_Entry">000</text:span> to <text:span text:style-name="User_20_Entry">255</text:span>) will make <text:span text:style-name="Source_20_Text">nano</text:span> behave as if you typed the key with that value. </text:p>
        </text:list-item>
        <text:list-item>
          <text:p text:style-name="P7">For any possible character, pressing <text:span text:style-name="User_20_Entry">M-V</text:span> (Alt+V) and then typing a six-digit hexadecimal number (starting with <text:span text:style-name="User_20_Entry">0</text:span> or <text:span text:style-name="User_20_Entry">1</text:span>) will enter the corresponding Unicode character into the buffer. </text:p>
        </text:list-item>
      </text:list>
      <text:p text:style-name="Text_20_body">For example, typing <text:span text:style-name="User_20_Entry">Esc Esc 2 3 4</text:span> will enter the character "ê" — useful when writing about a French party. Typing <text:span text:style-name="User_20_Entry">M-V 0 0 2 2 c 4</text:span> will enter the symbol "⋄", a little diamond. </text:p>
      <text:p text:style-name="Horizontal_20_Line"/>
      <text:h text:style-name="Heading_20_3" text:outline-level="3"><text:bookmark text:name="Commands"/><text:bookmark text:name="Commands-1"/>4.2 Commands</text:h>
      <text:p text:style-name="Text_20_body">Commands are given by using the Control key (Ctrl, shown as <text:span text:style-name="User_20_Entry">^</text:span>) or the Meta key (Alt or Cmd, shown as <text:span text:style-name="User_20_Entry">M-</text:span>). </text:p>
      <text:list xml:id="list1392546280" text:style-name="L2">
        <text:list-item>
          <text:p text:style-name="P12">A control-key sequence is entered by holding down the Ctrl key and pressing the desired key. </text:p>
        </text:list-item>
        <text:list-item>
          <text:p text:style-name="P8">A meta-key sequence is entered by holding down the Meta key (normally the Alt key) and pressing the desired key. </text:p>
        </text:list-item>
      </text:list>
      <text:p text:style-name="Text_20_body">If for some reason on your system the combinations with Ctrl or Alt do not work, you can generate them by using the Esc key. A control-key sequence is generated by pressing the Esc key twice and then pressing the desired key, and a meta-key sequence by pressing the Esc key once and then pressing the desired key. </text:p>
      <text:p text:style-name="Horizontal_20_Line"/>
      <text:h text:style-name="Heading_20_3" text:outline-level="3"><text:bookmark text:name="The-Cutbuffer"/><text:bookmark text:name="The-Cutbuffer-1"/><text:soft-page-break/>4.3 The Cutbuffer</text:h>
      <text:p text:style-name="Text_20_body">Text can be cut from a file a whole line at a time with <text:span text:style-name="User_20_Entry">^K</text:span>. The cut line is stored in the cutbuffer. Consecutive strokes of <text:span text:style-name="User_20_Entry">^K</text:span> will add each cut line to this buffer, but a <text:span text:style-name="User_20_Entry">^K</text:span> after any other keystroke will overwrite the entire cutbuffer. </text:p>
      <text:p text:style-name="Text_20_body">The contents of the cutbuffer can be pasted at the current cursor position with <text:span text:style-name="User_20_Entry">^U</text:span>. </text:p>
      <text:p text:style-name="Text_20_body">A line of text can be copied into the cutbuffer (without cutting it) with <text:span text:style-name="User_20_Entry">M-6</text:span>. </text:p>
      <text:p text:style-name="Horizontal_20_Line"/>
      <text:h text:style-name="Heading_20_3" text:outline-level="3"><text:bookmark text:name="The-Mark"/><text:bookmark text:name="The-Mark-1"/>4.4 The Mark</text:h>
      <text:p text:style-name="Text_20_body">Text can be selected by first ’setting the Mark’ with <text:span text:style-name="User_20_Entry">^6</text:span> or <text:span text:style-name="User_20_Entry">M-A</text:span> and then moving the cursor to the other end of the portion to be selected. The selected portion of text will be highlighted. This selection can now be cut or copied in its entirety with a single <text:span text:style-name="User_20_Entry">^K</text:span> or <text:span text:style-name="User_20_Entry">M-6</text:span>. Or the selection can be used to limit the scope of a search-and-replace (<text:span text:style-name="User_20_Entry">^\</text:span>) or spell-checking session (<text:span text:style-name="User_20_Entry">^T</text:span>). </text:p>
      <text:p text:style-name="Text_20_body">On some terminals, text can be selected also by holding down <text:span text:style-name="User_20_Entry">Shift</text:span> while using the cursor keys. Holding down the <text:span text:style-name="User_20_Entry">Ctrl</text:span> or <text:span text:style-name="User_20_Entry">Alt</text:span> key too will increase the stride. Such a selection is cancelled upon any cursor movement where <text:span text:style-name="User_20_Entry">Shift</text:span> isn’t held. </text:p>
      <text:p text:style-name="Text_20_body">Cutting or copying selected text toggles off the mark automatically. If needed, it can be toggled off manually with another <text:span text:style-name="User_20_Entry">^6</text:span> or <text:span text:style-name="User_20_Entry">M-A</text:span>. </text:p>
      <text:p text:style-name="Horizontal_20_Line"/>
      <text:h text:style-name="Heading_20_3" text:outline-level="3"><text:bookmark text:name="Screen-Layout"/><text:bookmark text:name="Screen-Layout-1"/>4.5 Screen Layout</text:h>
      <text:p text:style-name="Text_20_body">The default screen of nano consists of five areas. From top to bottom these are: the title bar, a blank line, the edit window, the status bar, and two help lines. </text:p>
      <text:p text:style-name="Text_20_body">The title bar consists of three sections: left, center and right. The section on the left displays the version of <text:span text:style-name="Source_20_Text">nano</text:span> being used. The center section displays the current filename, or "New Buffer" if the file has not yet been named. The section on the right displays "Modified" if the file has been modified since it was last saved or opened. </text:p>
      <text:p text:style-name="Text_20_body">The status bar is the third line from the bottom of the screen. It shows important and informational messages. Any error messages that occur from using the editor will appear on the status bar. Any questions that are asked of the user will be asked on the status bar, and any user input (search strings, filenames, etc.) will be input on the status bar. </text:p>
      <text:p text:style-name="Text_20_body">The two help lines at the bottom of the screen show some of the most essential functions of the editor. These two lines are called the Shortcut List. </text:p>
      <text:p text:style-name="Horizontal_20_Line"/>
      <text:h text:style-name="Heading_20_3" text:outline-level="3"><text:bookmark text:name="Search-and-Replace"/><text:bookmark text:name="Search-and-Replace-1"/><text:soft-page-break/>4.6 Search and Replace</text:h>
      <text:p text:style-name="Text_20_body">One can search the current buffer for the occurrence of any string with the Search command (default key binding: <text:span text:style-name="User_20_Entry">^W</text:span>). The default search mode is forward, case-insensitive, and for literal strings. But one can search backwards by pressing <text:span text:style-name="User_20_Entry">M-B</text:span>, search case sensitively with <text:span text:style-name="User_20_Entry">M-C</text:span>, and interpret regular expressions in the search string with <text:span text:style-name="User_20_Entry">M-R</text:span>. </text:p>
      <text:p text:style-name="Text_20_body">A regular expression in a search string always covers just one line; it cannot span multiple lines. And when replacing (with <text:span text:style-name="User_20_Entry">^\</text:span> or <text:span text:style-name="User_20_Entry">M-R</text:span>) the replacement string cannot contain a newline (LF). </text:p>
      <text:p text:style-name="Horizontal_20_Line"/>
      <text:h text:style-name="Heading_20_3" text:outline-level="3"><text:bookmark text:name="Using-the-Mouse"/><text:bookmark text:name="Using-the-Mouse-1"/>4.7 Using the Mouse</text:h>
      <text:p text:style-name="Text_20_body">When mouse support has been configured and enabled, a single mouse click places the cursor at the indicated position. Clicking a second time in the same position toggles the mark. Clicking in the shortcut list executes the selected shortcut. To be able to select text with the left button, or paste text with the middle button, hold down the Shift key during those actions. </text:p>
      <text:p text:style-name="Text_20_body">The mouse will work in the X Window System, and on the console when gpm is running. </text:p>
      <text:p text:style-name="Horizontal_20_Line"/>
      <text:h text:style-name="Heading_20_3" text:outline-level="3"><text:bookmark text:name="Anchors"/><text:bookmark text:name="Anchors-1"/>4.8 Anchors</text:h>
      <text:p text:style-name="Text_20_body">With <text:span text:style-name="User_20_Entry">M-Ins</text:span> you can place an anchor (a kind of temporary bookmark) at the current line. With <text:span text:style-name="User_20_Entry">M-PgUp</text:span> and <text:span text:style-name="User_20_Entry">M-PgDn</text:span> you can jump to an anchor in the backward/forward direction. This jumping wraps around at the top and bottom. </text:p>
      <text:p text:style-name="Text_20_body">When a line with an anchor is removed, the line where the cursor ends up inherits the anchor. After performing an operation on the entire buffer (like formatting it, piping it through a command, or doing an external spell check on it), any anchors that were present are gone. And when you close the buffer, all its anchors simply disappear; they are not saved. </text:p>
      <text:p text:style-name="Text_20_body">Anchors are visualized in the margin when line numbers are activated. </text:p>
      <text:p text:style-name="Horizontal_20_Line"/>
      <text:h text:style-name="Heading_20_3" text:outline-level="3"><text:bookmark text:name="Limitations"/><text:bookmark text:name="Limitations-1"/>4.9 Limitations</text:h>
      <text:p text:style-name="Text_20_body">The recording and playback of keyboard macros works correctly only on a terminal emulator, not on a Linux console (VT), because the latter does not by default distinguish modified from unmodified arrow keys. </text:p>
      <text:p text:style-name="Horizontal_20_Line"/>
      <text:h text:style-name="Heading_20_2" text:outline-level="2"><text:bookmark text:name="Built_002din-Help"/><text:bookmark text:name="Built_002din-Help-1"/><text:soft-page-break/>5 Built-in Help</text:h>
      <text:p text:style-name="Text_20_body">The built-in help system in <text:span text:style-name="Source_20_Text">nano</text:span> is available by pressing <text:span text:style-name="User_20_Entry">^G</text:span>. It is fairly self-explanatory. It documents the various parts of the editor and the available keystrokes. Navigation is via the <text:span text:style-name="User_20_Entry">^Y</text:span> (Page Up) and <text:span text:style-name="User_20_Entry">^V</text:span> (Page Down) keys. <text:span text:style-name="User_20_Entry">^X</text:span> exits from the help system. </text:p>
      <text:p text:style-name="Horizontal_20_Line"/>
      <text:h text:style-name="Heading_20_2" text:outline-level="2"><text:bookmark text:name="The-File-Browser"/><text:bookmark text:name="The-File-Browser-1"/>6 The File Browser</text:h>
      <text:p text:style-name="Text_20_body">When in the Read-File (<text:span text:style-name="User_20_Entry">^R</text:span>) or Write-Out menu (<text:span text:style-name="User_20_Entry">^O</text:span>), pressing <text:span text:style-name="User_20_Entry">^T</text:span> will invoke the file browser. Here, one can navigate directories in a graphical manner in order to find the desired file. </text:p>
      <text:p text:style-name="Text_20_body">Basic movement in the file browser is accomplished with the arrow and other cursor-movement keys. More targeted movement is accomplished by searching, via <text:span text:style-name="User_20_Entry">^W</text:span> or <text:span text:style-name="User_20_Entry">w</text:span>, or by changing directory, via <text:span text:style-name="User_20_Entry">^_</text:span> or <text:span text:style-name="User_20_Entry">g</text:span>. The behavior of the <text:span text:style-name="User_20_Entry">Enter</text:span> key (or <text:span text:style-name="User_20_Entry">s</text:span>) varies by what is currently selected. If the currently selected object is a directory, the file browser will enter and display the contents of the directory. If the object is a file, this filename and path are copied to the status bar, and the file browser exits. </text:p>
      <text:p text:style-name="Horizontal_20_Line"/>
      <text:h text:style-name="Heading_20_2" text:outline-level="2"><text:bookmark text:name="Feature-Toggles"/><text:bookmark text:name="Feature-Toggles-1"/>7 Feature Toggles</text:h>
      <text:p text:style-name="Text_20_body">Toggles allow you to change on-the-fly certain aspects of the editor which would normally be specified via command-line options. They are invoked via Meta-key sequences (see <text:a xlink:type="simple" xlink:href="https://www.nano-editor.org/dist/latest/nano.html#Commands" text:style-name="Internet_20_link" text:visited-style-name="Visited_20_Internet_20_Link">Commands</text:a> for more info). The following global toggles are available: </text:p>
      <text:p text:style-name="P3"><text:span text:style-name="Source_20_Text">Constant Cursor Position Display</text:span> </text:p>
      <text:p text:style-name="P2"><text:span text:style-name="User_20_Entry">Meta-C</text:span> toggles the <text:span text:style-name="Example">-c</text:span> (<text:span text:style-name="Example">--constantshow</text:span>) command-line option. </text:p>
      <text:p text:style-name="P3"><text:span text:style-name="Source_20_Text">Smart Home Key</text:span> </text:p>
      <text:p text:style-name="P2"><text:span text:style-name="User_20_Entry">Meta-H</text:span> toggles the <text:span text:style-name="Example">-A</text:span> (<text:span text:style-name="Example">--smarthome</text:span>) command-line option. </text:p>
      <text:p text:style-name="P3"><text:span text:style-name="Source_20_Text">Auto Indent</text:span> </text:p>
      <text:p text:style-name="P2"><text:span text:style-name="User_20_Entry">Meta-I</text:span> toggles the <text:span text:style-name="Example">-i</text:span> (<text:span text:style-name="Example">--autoindent</text:span>) command-line option. </text:p>
      <text:p text:style-name="P3"><text:span text:style-name="Source_20_Text">Cut From Cursor To End-of-Line</text:span> </text:p>
      <text:p text:style-name="P2"><text:span text:style-name="User_20_Entry">Meta-K</text:span> toggles the <text:span text:style-name="Example">-k</text:span> (<text:span text:style-name="Example">--cutfromcursor</text:span>) command-line option. </text:p>
      <text:p text:style-name="P3"><text:span text:style-name="Source_20_Text">Long-Line Wrapping</text:span> </text:p>
      <text:p text:style-name="P2"><text:span text:style-name="User_20_Entry">Meta-L</text:span> toggles the <text:span text:style-name="Example">-b</text:span> (<text:span text:style-name="Example">--breaklonglines</text:span>) command-line option. </text:p>
      <text:p text:style-name="P3"><text:soft-page-break/><text:span text:style-name="Source_20_Text">Mouse Support</text:span> </text:p>
      <text:p text:style-name="P2"><text:span text:style-name="User_20_Entry">Meta-M</text:span> toggles the <text:span text:style-name="Example">-m</text:span> (<text:span text:style-name="Example">--mouse</text:span>) command-line option. </text:p>
      <text:p text:style-name="P3"><text:span text:style-name="Source_20_Text">Line Numbers</text:span> </text:p>
      <text:p text:style-name="P2"><text:span text:style-name="User_20_Entry">Meta-N</text:span> toggles the <text:span text:style-name="Example">-l</text:span> (<text:span text:style-name="Example">--linenumbers</text:span>) command-line option. </text:p>
      <text:p text:style-name="P3"><text:span text:style-name="Source_20_Text">Tabs To Spaces</text:span> </text:p>
      <text:p text:style-name="P2"><text:span text:style-name="User_20_Entry">Meta-O</text:span> toggles the <text:span text:style-name="Example">-E</text:span> (<text:span text:style-name="Example">--tabstospaces</text:span>) command-line option. </text:p>
      <text:p text:style-name="P3"><text:span text:style-name="Source_20_Text">Whitespace Display</text:span> </text:p>
      <text:p text:style-name="P2"><text:span text:style-name="User_20_Entry">Meta-P</text:span> toggles the displaying of whitespace (see <text:a xlink:type="simple" xlink:href="https://www.nano-editor.org/dist/latest/nano.html#Whitespace" text:style-name="Internet_20_link" text:visited-style-name="Visited_20_Internet_20_Link">Whitespace</text:a>). </text:p>
      <text:p text:style-name="P3"><text:span text:style-name="Source_20_Text">Soft Wrapping</text:span> </text:p>
      <text:p text:style-name="P2"><text:span text:style-name="User_20_Entry">Meta-S</text:span> toggles the <text:span text:style-name="Example">-S</text:span> (<text:span text:style-name="Example">--softwrap</text:span>) command-line option. </text:p>
      <text:p text:style-name="P3"><text:span text:style-name="Source_20_Text">Expert/No Help</text:span> </text:p>
      <text:p text:style-name="P2"><text:span text:style-name="User_20_Entry">Meta-X</text:span> toggles the <text:span text:style-name="Example">-x</text:span> (<text:span text:style-name="Example">--nohelp</text:span>) command-line option. </text:p>
      <text:p text:style-name="P3"><text:span text:style-name="Source_20_Text">Color Syntax Highlighting</text:span> </text:p>
      <text:p text:style-name="P2"><text:span text:style-name="User_20_Entry">Meta-Y</text:span> toggles color syntax highlighting (if your nanorc defines syntaxes — see <text:a xlink:type="simple" xlink:href="https://www.nano-editor.org/dist/latest/nano.html#Syntax-Highlighting" text:style-name="Internet_20_link" text:visited-style-name="Visited_20_Internet_20_Link">Syntax Highlighting</text:a>). </text:p>
      <text:p text:style-name="P3"><text:span text:style-name="Source_20_Text">Suspension</text:span> </text:p>
      <text:p text:style-name="P2"><text:span text:style-name="User_20_Entry">Meta-Z</text:span> toggles the <text:span text:style-name="Example">-z</text:span> (<text:span text:style-name="Example">--suspendable</text:span>) command-line option. </text:p>
      <text:p text:style-name="Horizontal_20_Line"/>
      <text:h text:style-name="Heading_20_2" text:outline-level="2"><text:bookmark text:name="Nanorc-Files"/><text:bookmark text:name="Nanorc-Files-1"/>8 Nanorc Files</text:h>
      <text:p text:style-name="Text_20_body">The nanorc files contain the default settings for <text:span text:style-name="Source_20_Text">nano</text:span>. During startup, if <text:span text:style-name="Example">--rcfile</text:span> is not given, <text:span text:style-name="Source_20_Text">nano</text:span> will read two files: first the system-wide settings, from <text:span text:style-name="Example">/etc/nanorc</text:span> (the exact path might be different on your system), and then the user-specific settings, either from <text:span text:style-name="Example">~/.nanorc</text:span> or from <text:span text:style-name="Example">$XDG_CONFIG_HOME/nano/nanorc</text:span> or from <text:span text:style-name="Example">.config/nano/nanorc</text:span>, whichever exists first. If <text:span text:style-name="Example">--rcfile</text:span> is given, <text:span text:style-name="Source_20_Text">nano</text:span> will read just the specified settings file. </text:p>
      <text:p text:style-name="Text_20_body">A nanorc file accepts a series of "set" and "unset" commands, which can be used to configure <text:span text:style-name="Source_20_Text">nano</text:span> on startup without using command-line options. Additionally, there are some commands to define syntax <text:soft-page-break/>highlighting and to rebind keys — see <text:a xlink:type="simple" xlink:href="https://www.nano-editor.org/dist/latest/nano.html#Syntax-Highlighting" text:style-name="Internet_20_link" text:visited-style-name="Visited_20_Internet_20_Link">Syntax Highlighting</text:a> and <text:a xlink:type="simple" xlink:href="https://www.nano-editor.org/dist/latest/nano.html#Rebinding-Keys" text:style-name="Internet_20_link" text:visited-style-name="Visited_20_Internet_20_Link">Rebinding Keys</text:a>. <text:span text:style-name="Source_20_Text">nano</text:span> will read one command per line. All commands and keywords should be written in lowercase. </text:p>
      <text:p text:style-name="Text_20_body">Options in nanorc files take precedence over <text:span text:style-name="Source_20_Text">nano</text:span>’s defaults, and command-line options override nanorc settings. Also, options that do not take an argument are unset by default. So using the <text:span text:style-name="Source_20_Text">unset</text:span> command is only needed when wanting to override a setting of the system’s nanorc file in your own nanorc. Options that take an argument cannot be unset. </text:p>
      <text:p text:style-name="Text_20_body">Quotes inside the <text:span text:style-name="Variable">characters</text:span> parameters below should not be escaped. The last double quote on the line will be seen as the closing quote. </text:p>
      <table:table table:name="Tabla3" table:style-name="Tabla3">
        <table:table-column table:style-name="Tabla3.A"/>
        <table:table-column table:style-name="Tabla3.B"/>
        <table:table-column table:style-name="Tabla3.C"/>
        <table:table-row table:style-name="TableLine94557111462464">
          <table:table-cell table:style-name="Tabla3.A1" office:value-type="string">
            <text:p text:style-name="P5">• <text:a xlink:type="simple" xlink:href="https://www.nano-editor.org/dist/latest/nano.html#Settings" text:style-name="Internet_20_link" text:visited-style-name="Visited_20_Internet_20_Link">Settings</text:a></text:p>
          </table:table-cell>
          <table:table-cell table:style-name="Tabla3.B1" office:value-type="string">
            <text:p text:style-name="Table_20_Contents">  </text:p>
          </table:table-cell>
          <table:table-cell table:style-name="Tabla3.A1" office:value-type="string">
            <text:p text:style-name="P6"/>
          </table:table-cell>
        </table:table-row>
        <table:table-row table:style-name="TableLine94557111462464">
          <table:table-cell table:style-name="Tabla3.A1" office:value-type="string">
            <text:p text:style-name="P5">• <text:a xlink:type="simple" xlink:href="https://www.nano-editor.org/dist/latest/nano.html#Syntax-Highlighting" text:style-name="Internet_20_link" text:visited-style-name="Visited_20_Internet_20_Link">Syntax Highlighting</text:a></text:p>
          </table:table-cell>
          <table:table-cell table:style-name="Tabla3.B1" office:value-type="string">
            <text:p text:style-name="Table_20_Contents">  </text:p>
          </table:table-cell>
          <table:table-cell table:style-name="Tabla3.A1" office:value-type="string">
            <text:p text:style-name="P6"/>
          </table:table-cell>
        </table:table-row>
        <table:table-row table:style-name="TableLine94557111462464">
          <table:table-cell table:style-name="Tabla3.A1" office:value-type="string">
            <text:p text:style-name="P5">• <text:a xlink:type="simple" xlink:href="https://www.nano-editor.org/dist/latest/nano.html#Rebinding-Keys" text:style-name="Internet_20_link" text:visited-style-name="Visited_20_Internet_20_Link">Rebinding Keys</text:a></text:p>
          </table:table-cell>
          <table:table-cell table:style-name="Tabla3.B1" office:value-type="string">
            <text:p text:style-name="Table_20_Contents">  </text:p>
          </table:table-cell>
          <table:table-cell table:style-name="Tabla3.A1" office:value-type="string">
            <text:p text:style-name="P6"/>
          </table:table-cell>
        </table:table-row>
      </table:table>
      <text:p text:style-name="Horizontal_20_Line"/>
      <text:h text:style-name="Heading_20_3" text:outline-level="3"><text:bookmark text:name="Settings"/><text:bookmark text:name="Settings-1"/>8.1 Settings</text:h>
      <text:p text:style-name="Text_20_body">The supported settings in a nanorc file are: </text:p>
      <text:p text:style-name="P3"><text:span text:style-name="Source_20_Text">set afterends</text:span> </text:p>
      <text:p text:style-name="P2">Make Ctrl+Right and Ctrl+Delete stop at word ends instead of beginnings. </text:p>
      <text:p text:style-name="P3"><text:span text:style-name="Source_20_Text">set allow_insecure_backup</text:span> </text:p>
      <text:p text:style-name="P2">When backing up files, allow the backup to succeed even if its permissions can’t be (re)set due to special OS considerations. You should NOT enable this option unless you are sure you need it. </text:p>
      <text:p text:style-name="P3"><text:span text:style-name="Source_20_Text">set atblanks</text:span> </text:p>
      <text:p text:style-name="P2">When soft line wrapping is enabled, make it wrap lines at blank characters (tabs and spaces) instead of always at the edge of the screen. </text:p>
      <text:p text:style-name="P3"><text:span text:style-name="Source_20_Text">set autoindent</text:span> </text:p>
      <text:p text:style-name="P2">Automatically indent a newly created line to the same number of tabs and/or spaces as the previous line (or as the next line if the previous line is the beginning of a paragraph). </text:p>
      <text:p text:style-name="P3"><text:span text:style-name="Source_20_Text">set backup</text:span> </text:p>
      <text:p text:style-name="P2">When saving a file, back up the previous version of it, using the current filename suffixed with a tilde (<text:span text:style-name="Source_20_Text">~</text:span>). </text:p>
      <text:p text:style-name="P3"><text:span text:style-name="Source_20_Text">set backupdir "</text:span><text:span text:style-name="Source_20_Text"><text:span text:style-name="Variable">directory</text:span></text:span><text:span text:style-name="Source_20_Text">"</text:span> </text:p>
      <text:p text:style-name="P2"><text:soft-page-break/>Make and keep not just one backup file, but make and keep a uniquely numbered one every time a file is saved — when backups are enabled with <text:span text:style-name="Source_20_Text">set backup</text:span> or <text:span text:style-name="Example">--backup</text:span> or <text:span text:style-name="Example">-B</text:span>. The uniquely numbered files are stored in the specified directory. </text:p>
      <text:p text:style-name="P3"><text:span text:style-name="Source_20_Text">set boldtext</text:span> </text:p>
      <text:p text:style-name="P2">Use bold instead of reverse video for the title bar, status bar, key combos, function tags, line numbers, and selected text. This is overridden by setting the options <text:span text:style-name="Source_20_Text">titlecolor</text:span>, <text:span text:style-name="Source_20_Text">statuscolor</text:span>, <text:span text:style-name="Source_20_Text">keycolor</text:span>, <text:span text:style-name="Source_20_Text">functioncolor</text:span>, <text:span text:style-name="Source_20_Text">numbercolor</text:span>, and/or <text:span text:style-name="Source_20_Text">selectedcolor</text:span>. </text:p>
      <text:p text:style-name="P3"><text:span text:style-name="Source_20_Text">set bookstyle</text:span> </text:p>
      <text:p text:style-name="P2">When justifying, treat any line that starts with whitespace as the beginning of a paragraph (unless auto-indenting is on). </text:p>
      <text:p text:style-name="P3"><text:span text:style-name="Source_20_Text">set brackets "</text:span><text:span text:style-name="Source_20_Text"><text:span text:style-name="Variable">characters</text:span></text:span><text:span text:style-name="Source_20_Text">"</text:span> </text:p>
      <text:p text:style-name="P2">Set the characters treated as closing brackets when justifying paragraphs. This may not include blank characters. Only closing punctuation (see <text:span text:style-name="Source_20_Text">set punct</text:span>), optionally followed by the specified closing brackets, can end sentences. The default value is "<text:span text:style-name="Teletype">"')&gt;]}</text:span>". </text:p>
      <text:p text:style-name="P3"><text:span text:style-name="Source_20_Text">set breaklonglines</text:span> </text:p>
      <text:p text:style-name="P2">Automatically hard-wrap the current line when it becomes overlong. </text:p>
      <text:p text:style-name="P3"><text:span text:style-name="Source_20_Text">set casesensitive</text:span> </text:p>
      <text:p text:style-name="P2">Do case-sensitive searches by default. </text:p>
      <text:p text:style-name="P3"><text:span text:style-name="Source_20_Text">set constantshow</text:span> </text:p>
      <text:p text:style-name="P2">Constantly display the cursor position on the status bar. Note that this overrides <text:span text:style-name="Example">quickblank</text:span>. </text:p>
      <text:p text:style-name="P3"><text:span text:style-name="Source_20_Text">set cutfromcursor</text:span> </text:p>
      <text:p text:style-name="P2">Use cut-from-cursor-to-end-of-line by default, instead of cutting the whole line. </text:p>
      <text:p text:style-name="P3"><text:span text:style-name="Source_20_Text">set emptyline</text:span> </text:p>
      <text:p text:style-name="P2">Do not use the line below the title bar, leaving it entirely blank. </text:p>
      <text:p text:style-name="P3"><text:span text:style-name="Source_20_Text">set errorcolor [bold,][italic,]</text:span><text:span text:style-name="Source_20_Text"><text:span text:style-name="Variable">fgcolor</text:span></text:span><text:span text:style-name="Source_20_Text">,</text:span><text:span text:style-name="Source_20_Text"><text:span text:style-name="Variable">bgcolor</text:span></text:span> </text:p>
      <text:p text:style-name="P2">Use this color combination for the status bar when an error message is displayed. The default value is <text:span text:style-name="Teletype">brightwhite,red</text:span>. See <text:a xlink:type="simple" xlink:href="https://www.nano-editor.org/dist/latest/nano.html#set-functioncolor" text:style-name="Internet_20_link" text:visited-style-name="Visited_20_Internet_20_Link"><text:span text:style-name="Source_20_Text">set functioncolor</text:span></text:a> for valid color names. </text:p>
      <text:p text:style-name="P3"><text:span text:style-name="Source_20_Text">set fill </text:span><text:span text:style-name="Source_20_Text"><text:span text:style-name="Variable">number</text:span></text:span> </text:p>
      <text:p text:style-name="P2"><text:soft-page-break/>Set the target width for justifying and automatic hard-wrapping at this <text:span text:style-name="Variable">number</text:span> of columns. If the value is 0 or less, wrapping will occur at the width of the screen minus <text:span text:style-name="Variable">number</text:span> columns, allowing the wrap point to vary along with the width of the screen if the screen is resized. The default value is <text:span text:style-name="Teletype">-8</text:span>. </text:p>
      <text:p text:style-name="P3"><text:bookmark text:name="set-functioncolor"/><text:span text:style-name="Source_20_Text">set functioncolor [bold,][italic,]</text:span><text:span text:style-name="Source_20_Text"><text:span text:style-name="Variable">fgcolor</text:span></text:span><text:span text:style-name="Source_20_Text">,</text:span><text:span text:style-name="Source_20_Text"><text:span text:style-name="Variable">bgcolor</text:span></text:span> </text:p>
      <text:p text:style-name="P2">Use this color combination for the concise function descriptions in the two help lines at the bottom of the screen. Valid names for the foreground and background colors are: <text:span text:style-name="Source_20_Text">red</text:span>, <text:span text:style-name="Source_20_Text">green</text:span>, <text:span text:style-name="Source_20_Text">blue</text:span>, <text:span text:style-name="Source_20_Text">magenta</text:span>, <text:span text:style-name="Source_20_Text">yellow</text:span>, <text:span text:style-name="Source_20_Text">cyan</text:span>, <text:span text:style-name="Source_20_Text">white</text:span>, and <text:span text:style-name="Source_20_Text">black</text:span>. Each of these eight names may be prefixed with the word <text:span text:style-name="Source_20_Text">light</text:span> to get a brighter version of that color. The word <text:span text:style-name="Source_20_Text">grey</text:span> or <text:span text:style-name="Source_20_Text">gray</text:span> may be used as a synonym for <text:span text:style-name="Source_20_Text">lightblack</text:span>. </text:p>
      <text:p text:style-name="P2">On terminal emulators that can do at least 256 colors, other valid (but unprefixable) color names are: <text:span text:style-name="Source_20_Text">pink</text:span>, <text:span text:style-name="Source_20_Text">purple</text:span>, <text:span text:style-name="Source_20_Text">mauve</text:span>, <text:span text:style-name="Source_20_Text">lagoon</text:span>, <text:span text:style-name="Source_20_Text">mint</text:span>, <text:span text:style-name="Source_20_Text">lime</text:span>, <text:span text:style-name="Source_20_Text">peach</text:span>, <text:span text:style-name="Source_20_Text">orange</text:span>, <text:span text:style-name="Source_20_Text">latte</text:span>, and <text:span text:style-name="Source_20_Text">normal</text:span> — where <text:span text:style-name="Source_20_Text">normal</text:span> means the default foreground or background color. Either <text:span text:style-name="Variable">fgcolor</text:span> or ,<text:span text:style-name="Variable">bgcolor</text:span> may be left out, and the pair may be preceded by <text:span text:style-name="Source_20_Text">bold</text:span> and/or <text:span text:style-name="Source_20_Text">italic</text:span> (separated by commas) to get a bold and/or slanting typeface, if your terminal can do those. </text:p>
      <text:p text:style-name="P3"><text:span text:style-name="Source_20_Text">set guidestripe </text:span><text:span text:style-name="Source_20_Text"><text:span text:style-name="Variable">number</text:span></text:span> </text:p>
      <text:p text:style-name="P2">Draw a vertical stripe at the given column, to help judge the width of the text. (The color of the stripe can be changed with <text:span text:style-name="Source_20_Text">set stripecolor</text:span>.) </text:p>
      <text:p text:style-name="P3"><text:span text:style-name="Source_20_Text">set historylog</text:span> </text:p>
      <text:p text:style-name="P2">Save the last hundred search strings and replacement strings and executed commands, so they can be easily reused in later sessions. </text:p>
      <text:p text:style-name="P3"><text:span text:style-name="Source_20_Text">set indicator</text:span> </text:p>
      <text:p text:style-name="P2">Display a "scrollbar" on the righthand side of the edit window. It shows the position of the viewport in the buffer and how much of the buffer is covered by the viewport. </text:p>
      <text:p text:style-name="P3"><text:span text:style-name="Source_20_Text">set jumpyscrolling</text:span> </text:p>
      <text:p text:style-name="P2">Scroll the buffer contents per half-screen instead of per line. </text:p>
      <text:p text:style-name="P3"><text:span text:style-name="Source_20_Text">set keycolor [bold,][italic,]</text:span><text:span text:style-name="Source_20_Text"><text:span text:style-name="Variable">fgcolor</text:span></text:span><text:span text:style-name="Source_20_Text">,</text:span><text:span text:style-name="Source_20_Text"><text:span text:style-name="Variable">bgcolor</text:span></text:span> </text:p>
      <text:p text:style-name="P2">Use this color combination for the shortcut key combos in the two help lines at the bottom of the screen. See <text:a xlink:type="simple" xlink:href="https://www.nano-editor.org/dist/latest/nano.html#set-functioncolor" text:style-name="Internet_20_link" text:visited-style-name="Visited_20_Internet_20_Link"><text:span text:style-name="Source_20_Text">set functioncolor</text:span></text:a> for valid color names. </text:p>
      <text:p text:style-name="P3"><text:span text:style-name="Source_20_Text">set linenumbers</text:span> </text:p>
      <text:p text:style-name="P2">Display line numbers to the left of the text area. (Any line with an anchor additionally gets a mark in the margin.) </text:p>
      <text:p text:style-name="P3"><text:soft-page-break/><text:span text:style-name="Source_20_Text">set locking</text:span> </text:p>
      <text:p text:style-name="P2">Enable vim-style lock-files for when editing files. </text:p>
      <text:p text:style-name="P3"><text:span text:style-name="Source_20_Text">set magic</text:span> </text:p>
      <text:p text:style-name="P2">When neither the file’s name nor its first line give a clue, try using libmagic to determine the applicable syntax. (Calling libmagic can be relatively time consuming. It is therefore not done by default.) </text:p>
      <text:p text:style-name="P3"><text:bookmark text:name="set-matchbrackets"/><text:span text:style-name="Source_20_Text">set matchbrackets "</text:span><text:span text:style-name="Source_20_Text"><text:span text:style-name="Variable">characters</text:span></text:span><text:span text:style-name="Source_20_Text">"</text:span> </text:p>
      <text:p text:style-name="P2">Specify the opening and closing brackets that can be found by bracket searches. This may not include blank characters. The opening set must come before the closing set, and the two sets must be in the same order. The default value is "<text:span text:style-name="Teletype">(&lt;[{)&gt;]}</text:span>". </text:p>
      <text:p text:style-name="P3"><text:span text:style-name="Source_20_Text">set minibar</text:span> </text:p>
      <text:p text:style-name="P2">Suppress the title bar and instead show information about the current buffer at the bottom of the screen, in the space for the status bar. In this "minibar" the file name is shown on the left, followed by an asterisk if the buffer has been modified. On the right are displayed the current line and column number, the code of the character under the cursor (in Unicode format: U+xxxx), the same flags as are shown by <text:span text:style-name="Source_20_Text">set stateflags</text:span>, and a percentage that expresses how far the cursor is into the file (linewise). When a file is loaded or saved, and also when switching between buffers, the number of lines in the buffer is displayed after the file name. This number is cleared upon the next keystroke, or replaced with an [i/n] counter when multiple buffers are open. The line plus column numbers and the character code are displayed only when <text:span text:style-name="Source_20_Text">set constantshow</text:span> is used, and can be toggled on and off with <text:span text:style-name="Teletype">M-C</text:span>. The state flags are displayed only when <text:span text:style-name="Source_20_Text">set stateflags</text:span> is used. </text:p>
      <text:p text:style-name="P3"><text:span text:style-name="Source_20_Text">set minicolor [bold,][italic,]</text:span><text:span text:style-name="Source_20_Text"><text:span text:style-name="Variable">fgcolor</text:span></text:span><text:span text:style-name="Source_20_Text">,</text:span><text:span text:style-name="Source_20_Text"><text:span text:style-name="Variable">bgcolor</text:span></text:span> </text:p>
      <text:p text:style-name="P2">Use this color combination for the minibar. (When this option is not specified, the colors of the title bar are used.) See <text:a xlink:type="simple" xlink:href="https://www.nano-editor.org/dist/latest/nano.html#set-functioncolor" text:style-name="Internet_20_link" text:visited-style-name="Visited_20_Internet_20_Link"><text:span text:style-name="Source_20_Text">set functioncolor</text:span></text:a> for valid color names. </text:p>
      <text:p text:style-name="P3"><text:span text:style-name="Source_20_Text">set mouse</text:span> </text:p>
      <text:p text:style-name="P2">Enable mouse support, so that mouse clicks can be used to place the cursor, set the mark (with a double click), or execute shortcuts. </text:p>
      <text:p text:style-name="P3"><text:span text:style-name="Source_20_Text">set multibuffer</text:span> </text:p>
      <text:p text:style-name="P2">When reading in a file with <text:span text:style-name="User_20_Entry">^R</text:span>, insert it into a new buffer by default. </text:p>
      <text:p text:style-name="P3"><text:span text:style-name="Source_20_Text">set noconvert</text:span> </text:p>
      <text:p text:style-name="P2">Don’t convert files from DOS/Mac format. </text:p>
      <text:p text:style-name="P3"><text:soft-page-break/><text:span text:style-name="Source_20_Text">set nohelp</text:span> </text:p>
      <text:p text:style-name="P2">Don’t display the help lists at the bottom of the screen. </text:p>
      <text:p text:style-name="P3"><text:span text:style-name="Source_20_Text">set nonewlines</text:span> </text:p>
      <text:p text:style-name="P2">Don’t automatically add a newline when a text does not end with one. (This can cause you to save non-POSIX text files.) </text:p>
      <text:p text:style-name="P3"><text:span text:style-name="Source_20_Text">set nowrap</text:span> </text:p>
      <text:p text:style-name="P2">Deprecated option since it has become the default setting. When needed, use <text:span text:style-name="Source_20_Text">unset breaklonglines</text:span> instead. </text:p>
      <text:p text:style-name="P3"><text:span text:style-name="Source_20_Text">set numbercolor [bold,][italic,]</text:span><text:span text:style-name="Source_20_Text"><text:span text:style-name="Variable">fgcolor</text:span></text:span><text:span text:style-name="Source_20_Text">,</text:span><text:span text:style-name="Source_20_Text"><text:span text:style-name="Variable">bgcolor</text:span></text:span> </text:p>
      <text:p text:style-name="P2">Use this color combination for line numbers. See <text:a xlink:type="simple" xlink:href="https://www.nano-editor.org/dist/latest/nano.html#set-functioncolor" text:style-name="Internet_20_link" text:visited-style-name="Visited_20_Internet_20_Link"><text:span text:style-name="Source_20_Text">set functioncolor</text:span></text:a> for valid color names. </text:p>
      <text:p text:style-name="P3"><text:span text:style-name="Source_20_Text">set operatingdir "</text:span><text:span text:style-name="Source_20_Text"><text:span text:style-name="Variable">directory</text:span></text:span><text:span text:style-name="Source_20_Text">"</text:span> </text:p>
      <text:p text:style-name="P2"><text:span text:style-name="Source_20_Text">nano</text:span> will only read and write files inside "directory" and its subdirectories. Also, the current directory is changed to here, so files are inserted from this directory. By default, the operating directory feature is turned off. </text:p>
      <text:p text:style-name="P3"><text:span text:style-name="Source_20_Text">set positionlog</text:span> </text:p>
      <text:p text:style-name="P2">Save the cursor position of files between editing sessions. The cursor position is remembered for the 200 most-recently edited files. </text:p>
      <text:p text:style-name="P3"><text:span text:style-name="Source_20_Text">set preserve</text:span> </text:p>
      <text:p text:style-name="P2">Preserve the XON and XOFF keys (<text:span text:style-name="User_20_Entry">^Q</text:span> and <text:span text:style-name="User_20_Entry">^S</text:span>). </text:p>
      <text:p text:style-name="P3"><text:span text:style-name="Source_20_Text">set promptcolor [bold,][italic,]</text:span><text:span text:style-name="Source_20_Text"><text:span text:style-name="Variable">fgcolor</text:span></text:span><text:span text:style-name="Source_20_Text">,</text:span><text:span text:style-name="Source_20_Text"><text:span text:style-name="Variable">bgcolor</text:span></text:span> </text:p>
      <text:p text:style-name="P2">Use this color combination for the prompt bar. (When this option is not specified, the colors of the title bar are used.) See <text:a xlink:type="simple" xlink:href="https://www.nano-editor.org/dist/latest/nano.html#set-functioncolor" text:style-name="Internet_20_link" text:visited-style-name="Visited_20_Internet_20_Link"><text:span text:style-name="Source_20_Text">set functioncolor</text:span></text:a> for valid color names. </text:p>
      <text:p text:style-name="P3"><text:span text:style-name="Source_20_Text">set punct "</text:span><text:span text:style-name="Source_20_Text"><text:span text:style-name="Variable">characters</text:span></text:span><text:span text:style-name="Source_20_Text">"</text:span> </text:p>
      <text:p text:style-name="P2">Set the characters treated as closing punctuation when justifying paragraphs. This may not include blank characters. Only the specified closing punctuation, optionally followed by closing brackets (see <text:span text:style-name="Source_20_Text">set brackets</text:span>), can end sentences. The default value is "<text:span text:style-name="Teletype">!.?</text:span>". </text:p>
      <text:p text:style-name="P3"><text:span text:style-name="Source_20_Text">set quickblank</text:span> </text:p>
      <text:p text:style-name="P2"><text:soft-page-break/>Make status-bar messages disappear after 1 keystroke instead of after 20. Note that options <text:span text:style-name="Example">constantshow</text:span> and <text:span text:style-name="Example">minibar</text:span> override this. </text:p>
      <text:p text:style-name="P3"><text:span text:style-name="Source_20_Text">set quotestr "</text:span><text:span text:style-name="Source_20_Text"><text:span text:style-name="Variable">regex</text:span></text:span><text:span text:style-name="Source_20_Text">"</text:span> </text:p>
      <text:p text:style-name="P2">Set the regular expression for matching the quoting part of a line. The default value is "<text:span text:style-name="Teletype">^([ \t]*([!#%:;&gt;|}]|//))+</text:span>". (Note that <text:span text:style-name="Source_20_Text">\t</text:span> stands for a literal Tab character.) This makes it possible to rejustify blocks of quoted text when composing email, and to rewrap blocks of line comments when writing source code. </text:p>
      <text:p text:style-name="P3"><text:span text:style-name="Source_20_Text">set rawsequences</text:span> </text:p>
      <text:p text:style-name="P2">Interpret escape sequences directly (instead of asking <text:span text:style-name="Source_20_Text">ncurses</text:span> to translate them). If you need this option to get your keyboard to work properly, please report a bug. Using this option disables <text:span text:style-name="Source_20_Text">nano</text:span>’s mouse support. </text:p>
      <text:p text:style-name="P3"><text:span text:style-name="Source_20_Text">set rebinddelete</text:span> </text:p>
      <text:p text:style-name="P2">Interpret the Delete and Backspace keys differently so that both Backspace and Delete work properly. You should only use this option when on your system either Backspace acts like Delete or Delete acts like Backspace. </text:p>
      <text:p text:style-name="P3"><text:span text:style-name="Source_20_Text">set regexp</text:span> </text:p>
      <text:p text:style-name="P2">Do regular-expression searches by default. Regular expressions in <text:span text:style-name="Source_20_Text">nano</text:span> are of the extended type (ERE). </text:p>
      <text:p text:style-name="P3"><text:span text:style-name="Source_20_Text">set saveonexit</text:span> </text:p>
      <text:p text:style-name="P2">Save a changed buffer automatically on exit (<text:span text:style-name="User_20_Entry">^X</text:span>); don’t prompt. (The old form of this option, <text:span text:style-name="Source_20_Text">set tempfile</text:span>, is deprecated.) </text:p>
      <text:p text:style-name="P3"><text:span text:style-name="Source_20_Text">set scrollercolor </text:span><text:span text:style-name="Source_20_Text"><text:span text:style-name="Variable">fgcolor</text:span></text:span><text:span text:style-name="Source_20_Text">,</text:span><text:span text:style-name="Source_20_Text"><text:span text:style-name="Variable">bgcolor</text:span></text:span> </text:p>
      <text:p text:style-name="P2">Use this color combination for the indicator alias "scrollbar". (On terminal emulators that link to a libvte older than version 0.55, using a background color here does not work correctly.) See <text:a xlink:type="simple" xlink:href="https://www.nano-editor.org/dist/latest/nano.html#set-functioncolor" text:style-name="Internet_20_link" text:visited-style-name="Visited_20_Internet_20_Link"><text:span text:style-name="Source_20_Text">set functioncolor</text:span></text:a> for valid color names. </text:p>
      <text:p text:style-name="P3"><text:span text:style-name="Source_20_Text">set selectedcolor [bold,][italic,]</text:span><text:span text:style-name="Source_20_Text"><text:span text:style-name="Variable">fgcolor</text:span></text:span><text:span text:style-name="Source_20_Text">,</text:span><text:span text:style-name="Source_20_Text"><text:span text:style-name="Variable">bgcolor</text:span></text:span> </text:p>
      <text:p text:style-name="P2">Use this color combination for selected text. See <text:a xlink:type="simple" xlink:href="https://www.nano-editor.org/dist/latest/nano.html#set-functioncolor" text:style-name="Internet_20_link" text:visited-style-name="Visited_20_Internet_20_Link"><text:span text:style-name="Source_20_Text">set functioncolor</text:span></text:a> for valid color names. </text:p>
      <text:p text:style-name="P3"><text:span text:style-name="Source_20_Text">set showcursor</text:span> </text:p>
      <text:p text:style-name="P2">Put the cursor on the highlighted item in the file browser, and show the cursor in the help viewer, to aid braille users and people with poor vision. </text:p>
      <text:p text:style-name="P3"><text:soft-page-break/><text:span text:style-name="Source_20_Text">set smarthome</text:span> </text:p>
      <text:p text:style-name="P2">Make the Home key smarter. When Home is pressed anywhere but at the very beginning of non-whitespace characters on a line, the cursor will jump to that beginning (either forwards or backwards). If the cursor is already at that position, it will jump to the true beginning of the line. </text:p>
      <text:p text:style-name="P3"><text:span text:style-name="Source_20_Text">set softwrap</text:span> </text:p>
      <text:p text:style-name="P2">Display lines that exceed the screen’s width over multiple screen lines. (You can make this soft-wrapping occur at whitespace instead of rudely at the screen’s edge, by using also <text:span text:style-name="Source_20_Text">set atblanks</text:span>.) </text:p>
      <text:p text:style-name="P3"><text:span text:style-name="Source_20_Text">set speller "</text:span><text:span text:style-name="Source_20_Text"><text:span text:style-name="Variable">program</text:span></text:span><text:span text:style-name="Source_20_Text"> [</text:span><text:span text:style-name="Source_20_Text"><text:span text:style-name="Variable">argument</text:span></text:span><text:span text:style-name="Source_20_Text"> …]"</text:span> </text:p>
      <text:p text:style-name="P2">Use the given program to do spell checking and correcting. See <text:a xlink:type="simple" xlink:href="https://www.nano-editor.org/dist/latest/nano.html#g_t_002d_002dspeller" text:style-name="Internet_20_link" text:visited-style-name="Visited_20_Internet_20_Link"><text:span text:style-name="Example">--speller</text:span></text:a> for details. </text:p>
      <text:p text:style-name="P3"><text:span text:style-name="Source_20_Text">set spotlightcolor [bold,][italic,]</text:span><text:span text:style-name="Source_20_Text"><text:span text:style-name="Variable">fgcolor</text:span></text:span><text:span text:style-name="Source_20_Text">,</text:span><text:span text:style-name="Source_20_Text"><text:span text:style-name="Variable">bgcolor</text:span></text:span> </text:p>
      <text:p text:style-name="P2">Use this color combination for highlighting a search match. The default value is <text:span text:style-name="Teletype">black,lightyellow</text:span>. See <text:a xlink:type="simple" xlink:href="https://www.nano-editor.org/dist/latest/nano.html#set-functioncolor" text:style-name="Internet_20_link" text:visited-style-name="Visited_20_Internet_20_Link"><text:span text:style-name="Source_20_Text">set functioncolor</text:span></text:a> for valid color names. </text:p>
      <text:p text:style-name="P3"><text:span text:style-name="Source_20_Text">set stateflags</text:span> </text:p>
      <text:p text:style-name="P2">Use the top-right corner of the screen for showing some state flags: <text:span text:style-name="Source_20_Text">I</text:span> when auto-indenting, <text:span text:style-name="Source_20_Text">M</text:span> when the mark is on, <text:span text:style-name="Source_20_Text">L</text:span> when hard-wrapping (breaking long lines), <text:span text:style-name="Source_20_Text">R</text:span> when recording a macro, and <text:span text:style-name="Source_20_Text">S</text:span> when soft-wrapping. When the buffer is modified, a star (<text:span text:style-name="Source_20_Text">*</text:span>) is shown after the filename in the center of the title bar. </text:p>
      <text:p text:style-name="P3"><text:span text:style-name="Source_20_Text">set statuscolor [bold,][italic,]</text:span><text:span text:style-name="Source_20_Text"><text:span text:style-name="Variable">fgcolor</text:span></text:span><text:span text:style-name="Source_20_Text">,</text:span><text:span text:style-name="Source_20_Text"><text:span text:style-name="Variable">bgcolor</text:span></text:span> </text:p>
      <text:p text:style-name="P2">Use this color combination for the status bar. See <text:a xlink:type="simple" xlink:href="https://www.nano-editor.org/dist/latest/nano.html#set-functioncolor" text:style-name="Internet_20_link" text:visited-style-name="Visited_20_Internet_20_Link"><text:span text:style-name="Source_20_Text">set functioncolor</text:span></text:a> for valid color names. </text:p>
      <text:p text:style-name="P3"><text:span text:style-name="Source_20_Text">set stripecolor [bold,][italic,]</text:span><text:span text:style-name="Source_20_Text"><text:span text:style-name="Variable">fgcolor</text:span></text:span><text:span text:style-name="Source_20_Text">,</text:span><text:span text:style-name="Source_20_Text"><text:span text:style-name="Variable">bgcolor</text:span></text:span> </text:p>
      <text:p text:style-name="P2">Use this color combination for the vertical guiding stripe. See <text:a xlink:type="simple" xlink:href="https://www.nano-editor.org/dist/latest/nano.html#set-functioncolor" text:style-name="Internet_20_link" text:visited-style-name="Visited_20_Internet_20_Link"><text:span text:style-name="Source_20_Text">set functioncolor</text:span></text:a> for valid color names. </text:p>
      <text:p text:style-name="P3"><text:span text:style-name="Source_20_Text">set suspendable</text:span> </text:p>
      <text:p text:style-name="P2">Allow <text:span text:style-name="Source_20_Text">nano</text:span> to be suspended (with <text:span text:style-name="User_20_Entry">^Z</text:span> by default). </text:p>
      <text:p text:style-name="P3"><text:span text:style-name="Source_20_Text">set tabsize </text:span><text:span text:style-name="Source_20_Text"><text:span text:style-name="Variable">number</text:span></text:span> </text:p>
      <text:p text:style-name="P2">Use a tab size of <text:span text:style-name="Variable">number</text:span> columns. The value of <text:span text:style-name="Variable">number</text:span> must be greater than 0. The default value is <text:span text:style-name="Teletype">8</text:span>. </text:p>
      <text:p text:style-name="P3"><text:span text:style-name="Source_20_Text">set tabstospaces</text:span> </text:p>
      <text:p text:style-name="P2"><text:soft-page-break/>Convert typed tabs to spaces. </text:p>
      <text:p text:style-name="P3"><text:span text:style-name="Source_20_Text">set titlecolor [bold,][italic,]</text:span><text:span text:style-name="Source_20_Text"><text:span text:style-name="Variable">fgcolor</text:span></text:span><text:span text:style-name="Source_20_Text">,</text:span><text:span text:style-name="Source_20_Text"><text:span text:style-name="Variable">bgcolor</text:span></text:span> </text:p>
      <text:p text:style-name="P2">Use this color combination for the title bar. See <text:a xlink:type="simple" xlink:href="https://www.nano-editor.org/dist/latest/nano.html#set-functioncolor" text:style-name="Internet_20_link" text:visited-style-name="Visited_20_Internet_20_Link"><text:span text:style-name="Source_20_Text">set functioncolor</text:span></text:a> for valid color names. </text:p>
      <text:p text:style-name="P3"><text:span text:style-name="Source_20_Text">set trimblanks</text:span> </text:p>
      <text:p text:style-name="P2">Remove trailing whitespace from wrapped lines when automatic hard-wrapping occurs or when text is justified. </text:p>
      <text:p text:style-name="P3"><text:span text:style-name="Source_20_Text">set unix</text:span> </text:p>
      <text:p text:style-name="P2">Save a file by default in Unix format. This overrides nano’s default behavior of saving a file in the format that it had. (This option has no effect when you also use <text:span text:style-name="Source_20_Text">set noconvert</text:span>.) </text:p>
      <text:p text:style-name="P3"><text:bookmark text:name="Whitespace"/><text:span text:style-name="Source_20_Text">set whitespace "</text:span><text:span text:style-name="Source_20_Text"><text:span text:style-name="Variable">characters</text:span></text:span><text:span text:style-name="Source_20_Text">"</text:span> </text:p>
      <text:p text:style-name="P2">Set the two characters used to indicate the presence of tabs and spaces. They must be single-column characters. The default pair for a UTF-8 locale is <text:span text:style-name="Teletype">"»·"</text:span>, and for other locales <text:span text:style-name="Teletype">"&gt;."</text:span>. </text:p>
      <text:p text:style-name="P3"><text:span text:style-name="Source_20_Text">set wordbounds</text:span> </text:p>
      <text:p text:style-name="P2">Detect word boundaries differently by treating punctuation characters as part of a word. </text:p>
      <text:p text:style-name="P3"><text:span text:style-name="Source_20_Text">set wordchars "</text:span><text:span text:style-name="Source_20_Text"><text:span text:style-name="Variable">characters</text:span></text:span><text:span text:style-name="Source_20_Text">"</text:span> </text:p>
      <text:p text:style-name="P2">Specify which other characters (besides the normal alphanumeric ones) should be considered as parts of words. When using this option, you probably want to unset <text:span text:style-name="Source_20_Text">wordbounds</text:span>. </text:p>
      <text:p text:style-name="P3"><text:span text:style-name="Source_20_Text">set zap</text:span> </text:p>
      <text:p text:style-name="P2">Let an unmodified <text:span text:style-name="Teletype">Backspace</text:span> or <text:span text:style-name="Teletype">Delete</text:span> erase the marked region (instead of a single character, and without affecting the cutbuffer). </text:p>
      <text:p text:style-name="Horizontal_20_Line"/>
      <text:h text:style-name="Heading_20_3" text:outline-level="3"><text:bookmark text:name="Syntax-Highlighting"/><text:bookmark text:name="Syntax-Highlighting-1"/>8.2 Syntax Highlighting</text:h>
      <text:p text:style-name="Text_20_body">Coloring the different syntactic elements of a file is done via regular expressions (see the <text:span text:style-name="Source_20_Text">color</text:span> command below). This is inherently imperfect, because regular expressions are not powerful enough to fully parse a file. Nevertheless, regular expressions can do a lot and are easy to make, so they are a good fit for a small editor like <text:span text:style-name="Source_20_Text">nano</text:span>. </text:p>
      <text:p text:style-name="Text_20_body">See <text:span text:style-name="Example">/usr/share/nano/</text:span> and <text:span text:style-name="Example">/usr/share/nano/extra/</text:span> for the syntax-coloring definitions that are available out of the box. </text:p>
      <text:p text:style-name="Text_20_body"><text:soft-page-break/>All regular expressions in <text:span text:style-name="Source_20_Text">nano</text:span> are POSIX extended regular expressions (ERE). This means that <text:span text:style-name="Source_20_Text">.</text:span>, <text:span text:style-name="Source_20_Text">?</text:span>, <text:span text:style-name="Source_20_Text">*</text:span>, <text:span text:style-name="Source_20_Text">+</text:span>, <text:span text:style-name="Source_20_Text">^</text:span>, <text:span text:style-name="Source_20_Text">$</text:span>, and several other characters are special. The period <text:span text:style-name="Source_20_Text">.</text:span> matches any single character, <text:span text:style-name="Source_20_Text">?</text:span> means the preceding item is optional, <text:span text:style-name="Source_20_Text">*</text:span> means the preceding item may be matched zero or more times, <text:span text:style-name="Source_20_Text">+</text:span> means the preceding item must be matched one or more times, <text:span text:style-name="Source_20_Text">^</text:span> matches the beginning of a line, and <text:span text:style-name="Source_20_Text">$</text:span> the end, <text:span text:style-name="Source_20_Text">\&lt;</text:span> matches the start of a word, and <text:span text:style-name="Source_20_Text">\&gt;</text:span> the end, and <text:span text:style-name="Source_20_Text">\s</text:span> matches a blank. It also means that lookahead and lookbehind are not possible. A complete explanation can be found in the manual of GNU grep: <text:span text:style-name="Source_20_Text">info grep regular</text:span>. </text:p>
      <text:p text:style-name="Text_20_body">A separate syntax can be defined for each kind of file via the following commands in a nanorc file: </text:p>
      <text:p text:style-name="P3"><text:span text:style-name="Source_20_Text">syntax </text:span><text:span text:style-name="Source_20_Text"><text:span text:style-name="Variable">name</text:span></text:span><text:span text:style-name="Source_20_Text"> ["</text:span><text:span text:style-name="Source_20_Text"><text:span text:style-name="Variable">fileregex</text:span></text:span><text:span text:style-name="Source_20_Text">" …]</text:span> </text:p>
      <text:p text:style-name="P2">Start the definition of a syntax with this <text:span text:style-name="Variable">name</text:span>. All subsequent <text:span text:style-name="Source_20_Text">color</text:span> and other such commands will be added to this syntax, until a new <text:span text:style-name="Source_20_Text">syntax</text:span> command is encountered. </text:p>
      <text:p text:style-name="P2">When <text:span text:style-name="Source_20_Text">nano</text:span> is run, this syntax will be automatically activated if the current filename matches the extended regular expression <text:span text:style-name="Variable">fileregex</text:span>. Or the syntax can be explicitly activated by using the <text:span text:style-name="Example">-Y</text:span> or <text:span text:style-name="Example">--syntax</text:span> command-line option followed by the <text:span text:style-name="Variable">name</text:span>. </text:p>
      <text:p text:style-name="P2">The <text:span text:style-name="Source_20_Text">default</text:span> syntax is special: it takes no <text:span text:style-name="Variable">fileregex</text:span>, and applies to files that don’t match any syntax’s regexes. The <text:span text:style-name="Source_20_Text">none</text:span> syntax is reserved; specifying it on the command line is the same as not having a syntax at all. </text:p>
      <text:p text:style-name="P3"><text:span text:style-name="Source_20_Text">header "</text:span><text:span text:style-name="Source_20_Text"><text:span text:style-name="Variable">regex</text:span></text:span><text:span text:style-name="Source_20_Text">" …</text:span> </text:p>
      <text:p text:style-name="P2">If from all defined syntaxes no <text:span text:style-name="Variable">fileregex</text:span> matched, then compare this <text:span text:style-name="Variable">regex</text:span> (or regexes) against the first line of the current file, to determine whether this syntax should be used for it. </text:p>
      <text:p text:style-name="P3"><text:span text:style-name="Source_20_Text">magic "</text:span><text:span text:style-name="Source_20_Text"><text:span text:style-name="Variable">regex</text:span></text:span><text:span text:style-name="Source_20_Text">" …</text:span> </text:p>
      <text:p text:style-name="P2">If no <text:span text:style-name="Variable">fileregex</text:span> matched and no <text:span text:style-name="Source_20_Text">header</text:span> regex matched either, then compare this <text:span text:style-name="Variable">regex</text:span> (or regexes) against the result of querying the <text:span text:style-name="Source_20_Text">magic</text:span> database about the current file, to determine whether this syntax should be used for it. (This functionality only works when <text:span text:style-name="Source_20_Text">libmagic</text:span> is installed on the system and will be silently ignored otherwise.) </text:p>
      <text:p text:style-name="P3"><text:span text:style-name="Source_20_Text">formatter </text:span><text:span text:style-name="Source_20_Text"><text:span text:style-name="Variable">program</text:span></text:span><text:span text:style-name="Source_20_Text"> [</text:span><text:span text:style-name="Source_20_Text"><text:span text:style-name="Variable">argument</text:span></text:span><text:span text:style-name="Source_20_Text"> …]</text:span> </text:p>
      <text:p text:style-name="P2">Run the given <text:span text:style-name="Variable">program</text:span> on the full contents of the current buffer. (The current buffer is written out to a temporary file, the program is run on it, and then the temporary file is read back in, replacing the contents of the buffer.) </text:p>
      <text:p text:style-name="P3"><text:span text:style-name="Source_20_Text">linter </text:span><text:span text:style-name="Source_20_Text"><text:span text:style-name="Variable">program</text:span></text:span><text:span text:style-name="Source_20_Text"> [</text:span><text:span text:style-name="Source_20_Text"><text:span text:style-name="Variable">argument</text:span></text:span><text:span text:style-name="Source_20_Text"> …]</text:span> </text:p>
      <text:p text:style-name="P2">Use the given <text:span text:style-name="Variable">program</text:span> to do a syntax check on the current buffer. </text:p>
      <text:p text:style-name="P3"><text:span text:style-name="Source_20_Text">comment "</text:span><text:span text:style-name="Source_20_Text"><text:span text:style-name="Variable">string</text:span></text:span><text:span text:style-name="Source_20_Text">"</text:span> </text:p>
      <text:p text:style-name="P2"><text:soft-page-break/>Use the given string for commenting and uncommenting lines. If the string contains a vertical bar or pipe character (<text:span text:style-name="Teletype">|</text:span>), this designates bracket-style comments; for example, <text:span text:style-name="Teletype">"/*|*/"</text:span> for CSS files. The characters before the pipe are prepended to the line and the characters after the pipe are appended at the end of the line. If no pipe character is present, the full string is prepended; for example, <text:span text:style-name="Teletype">"#"</text:span> for Python files. If empty double quotes are specified, the comment/uncomment functions are disabled; for example, <text:span text:style-name="Teletype">""</text:span> for JSON. The default value is "<text:span text:style-name="Teletype">#</text:span>". </text:p>
      <text:p text:style-name="P3"><text:span text:style-name="Source_20_Text">tabgives "</text:span><text:span text:style-name="Source_20_Text"><text:span text:style-name="Variable">string</text:span></text:span><text:span text:style-name="Source_20_Text">"</text:span> </text:p>
      <text:p text:style-name="P2">Make the &lt;Tab&gt; key produce the given <text:span text:style-name="Variable">string</text:span>. Useful for languages like Python that want to see only spaces for indentation. This overrides the setting of the <text:span text:style-name="Source_20_Text">tabstospaces</text:span> option. </text:p>
      <text:p text:style-name="P3"><text:span text:style-name="Source_20_Text">color [bold,][italic,]</text:span><text:span text:style-name="Source_20_Text"><text:span text:style-name="Variable">fgcolor</text:span></text:span><text:span text:style-name="Source_20_Text">,</text:span><text:span text:style-name="Source_20_Text"><text:span text:style-name="Variable">bgcolor</text:span></text:span><text:span text:style-name="Source_20_Text"> "</text:span><text:span text:style-name="Source_20_Text"><text:span text:style-name="Variable">regex</text:span></text:span><text:span text:style-name="Source_20_Text">" …</text:span> </text:p>
      <text:p text:style-name="P2">Paint all pieces of text that match the extended regular expression "regex" with the given foreground and background colors, at least one of which must be specified. Valid color names are: <text:span text:style-name="Source_20_Text">red</text:span>, <text:span text:style-name="Source_20_Text">green</text:span>, <text:span text:style-name="Source_20_Text">blue</text:span>, <text:span text:style-name="Source_20_Text">magenta</text:span>, <text:span text:style-name="Source_20_Text">yellow</text:span>, <text:span text:style-name="Source_20_Text">cyan</text:span>, <text:span text:style-name="Source_20_Text">white</text:span>, and <text:span text:style-name="Source_20_Text">black</text:span>. Each of these eight names may be prefixed with the word <text:span text:style-name="Source_20_Text">light</text:span> to get a brighter version of that color. </text:p>
      <text:p text:style-name="P2">On terminal emulators that can do at least 256 colors, other valid (but unprefixable) color names are: <text:span text:style-name="Source_20_Text">pink</text:span>, <text:span text:style-name="Source_20_Text">purple</text:span>, <text:span text:style-name="Source_20_Text">mauve</text:span>, <text:span text:style-name="Source_20_Text">lagoon</text:span>, <text:span text:style-name="Source_20_Text">mint</text:span>, <text:span text:style-name="Source_20_Text">lime</text:span>, <text:span text:style-name="Source_20_Text">peach</text:span>, <text:span text:style-name="Source_20_Text">orange</text:span>, <text:span text:style-name="Source_20_Text">latte</text:span>, and <text:span text:style-name="Source_20_Text">normal</text:span> — where <text:span text:style-name="Source_20_Text">normal</text:span> means the default foreground or background color. The color pair may be preceded by <text:span text:style-name="Source_20_Text">bold</text:span> and/or <text:span text:style-name="Source_20_Text">italic</text:span> (separated by commas) to get a bold and/or slanting typeface, if your terminal can do those. </text:p>
      <text:p text:style-name="P2">All coloring commands are applied in the order in which they are specified, which means that later commands can recolor stuff that was colored earlier. </text:p>
      <text:p text:style-name="P3"><text:span text:style-name="Source_20_Text">icolor [bold,][italic,]</text:span><text:span text:style-name="Source_20_Text"><text:span text:style-name="Variable">fgcolor</text:span></text:span><text:span text:style-name="Source_20_Text">,</text:span><text:span text:style-name="Source_20_Text"><text:span text:style-name="Variable">bgcolor</text:span></text:span><text:span text:style-name="Source_20_Text"> "</text:span><text:span text:style-name="Source_20_Text"><text:span text:style-name="Variable">regex</text:span></text:span><text:span text:style-name="Source_20_Text">" …</text:span> </text:p>
      <text:p text:style-name="P2">Same as above, except that the matching is case insensitive. </text:p>
      <text:p text:style-name="P3"><text:span text:style-name="Source_20_Text">color [bold,][italic,]</text:span><text:span text:style-name="Source_20_Text"><text:span text:style-name="Variable">fgcolor</text:span></text:span><text:span text:style-name="Source_20_Text">,</text:span><text:span text:style-name="Source_20_Text"><text:span text:style-name="Variable">bgcolor</text:span></text:span><text:span text:style-name="Source_20_Text"> start="</text:span><text:span text:style-name="Source_20_Text"><text:span text:style-name="Variable">fromrx</text:span></text:span><text:span text:style-name="Source_20_Text">" end="</text:span><text:span text:style-name="Source_20_Text"><text:span text:style-name="Variable">torx</text:span></text:span><text:span text:style-name="Source_20_Text">"</text:span> </text:p>
      <text:p text:style-name="P2">Paint all pieces of text whose start matches extended regular expression "fromrx" and whose end matches extended regular expression "torx" with the given foreground and background colors, at least one of which must be specified. This means that, after an initial instance of "fromrx", all text until the first instance of "torx" will be colored. This allows syntax highlighting to span multiple lines. </text:p>
      <text:p text:style-name="P3"><text:span text:style-name="Source_20_Text">icolor [bold,][italic,]</text:span><text:span text:style-name="Source_20_Text"><text:span text:style-name="Variable">fgcolor</text:span></text:span><text:span text:style-name="Source_20_Text">,</text:span><text:span text:style-name="Source_20_Text"><text:span text:style-name="Variable">bgcolor</text:span></text:span><text:span text:style-name="Source_20_Text"> start="</text:span><text:span text:style-name="Source_20_Text"><text:span text:style-name="Variable">fromrx</text:span></text:span><text:span text:style-name="Source_20_Text">" end="</text:span><text:span text:style-name="Source_20_Text"><text:span text:style-name="Variable">torx</text:span></text:span><text:span text:style-name="Source_20_Text">"</text:span> </text:p>
      <text:p text:style-name="P2">Same as above, except that the matching is case insensitive. </text:p>
      <text:p text:style-name="P3"><text:span text:style-name="Source_20_Text">include "</text:span><text:span text:style-name="Source_20_Text"><text:span text:style-name="Variable">syntaxfile</text:span></text:span><text:span text:style-name="Source_20_Text">"</text:span> </text:p>
      <text:p text:style-name="P2"><text:soft-page-break/>Read in self-contained color syntaxes from "syntaxfile". Note that "syntaxfile" may contain only the above commands, from <text:span text:style-name="Source_20_Text">syntax</text:span> to <text:span text:style-name="Source_20_Text">icolor</text:span>. </text:p>
      <text:p text:style-name="P3"><text:span text:style-name="Source_20_Text">extendsyntax </text:span><text:span text:style-name="Source_20_Text"><text:span text:style-name="Variable">name</text:span></text:span><text:span text:style-name="Source_20_Text"> </text:span><text:span text:style-name="Source_20_Text"><text:span text:style-name="Variable">command</text:span></text:span><text:span text:style-name="Source_20_Text"> </text:span><text:span text:style-name="Source_20_Text"><text:span text:style-name="Variable">argument</text:span></text:span><text:span text:style-name="Source_20_Text"> …</text:span> </text:p>
      <text:p text:style-name="P2">Extend the syntax previously defined as "<text:span text:style-name="Variable">name</text:span>" with another <text:span text:style-name="Variable">command</text:span>. This allows you to add a new <text:span text:style-name="Source_20_Text">color</text:span>, <text:span text:style-name="Source_20_Text">icolor</text:span>, <text:span text:style-name="Source_20_Text">header</text:span>, <text:span text:style-name="Source_20_Text">magic</text:span>, <text:span text:style-name="Source_20_Text">formatter</text:span>, <text:span text:style-name="Source_20_Text">linter</text:span>, <text:span text:style-name="Source_20_Text">comment</text:span>, or <text:span text:style-name="Source_20_Text">tabgives</text:span> command to an already defined syntax — useful when you want to slightly improve a syntax defined in one of the system-installed files (which normally are not writable). </text:p>
      <text:p text:style-name="Horizontal_20_Line"/>
      <text:h text:style-name="Heading_20_3" text:outline-level="3"><text:bookmark text:name="Rebinding-Keys"/><text:bookmark text:name="Rebinding-Keys-1"/>8.3 Rebinding Keys</text:h>
      <text:p text:style-name="Text_20_body">Key bindings can be changed via the following three commands in a nanorc file: </text:p>
      <text:p text:style-name="P3"><text:span text:style-name="Source_20_Text">bind key function menu</text:span> </text:p>
      <text:p text:style-name="P2">Rebinds <text:span text:style-name="Source_20_Text">key</text:span> to <text:span text:style-name="Source_20_Text">function</text:span> in the context of <text:span text:style-name="Source_20_Text">menu</text:span> (or in all menus where the function exists when <text:span text:style-name="Source_20_Text">all</text:span> is used). </text:p>
      <text:p text:style-name="P3"><text:span text:style-name="Source_20_Text">bind key "string" menu</text:span> </text:p>
      <text:p text:style-name="P2">Makes <text:span text:style-name="Source_20_Text">key</text:span> produce <text:span text:style-name="Source_20_Text">string</text:span> in the context of <text:span text:style-name="Source_20_Text">menu</text:span> (or in all menus where the key exists when <text:span text:style-name="Source_20_Text">all</text:span> is used). The <text:span text:style-name="Source_20_Text">string</text:span> can consist of text or commands or a mix of them. (To enter a command into the <text:span text:style-name="Source_20_Text">string</text:span>, precede its keystroke with <text:span text:style-name="User_20_Entry">M-V</text:span>.) </text:p>
      <text:p text:style-name="P3"><text:span text:style-name="Source_20_Text">unbind key menu</text:span> </text:p>
      <text:p text:style-name="P2">Unbinds <text:span text:style-name="Source_20_Text">key</text:span> from <text:span text:style-name="Source_20_Text">menu</text:span> (or from all menus where the key exists when <text:span text:style-name="Source_20_Text">all</text:span> is used). </text:p>
      <text:p text:style-name="Text_20_body"/>
      <text:p text:style-name="Text_20_body">The format of <text:span text:style-name="Source_20_Text">key</text:span> should be one of: </text:p>
      <text:list xml:id="list1509122092" text:style-name="L3">
        <text:list-item>
          <text:p text:style-name="P13"><text:span text:style-name="Source_20_Text">^</text:span><text:span text:style-name="Source_20_Text"><text:span text:style-name="Variable">X</text:span></text:span> —— where <text:span text:style-name="Variable">X</text:span> is a Latin letter, or one of several ASCII characters (@, ], \, ^, _), or the word "Space". Example: <text:span text:style-name="Source_20_Text">^C</text:span>. </text:p>
        </text:list-item>
        <text:list-item>
          <text:p text:style-name="P13"><text:span text:style-name="Source_20_Text">M-</text:span><text:span text:style-name="Source_20_Text"><text:span text:style-name="Variable">X</text:span></text:span> —— where <text:span text:style-name="Variable">X</text:span> is any ASCII character except [, or the word "Space". Example: <text:span text:style-name="Source_20_Text">M-8</text:span>. </text:p>
        </text:list-item>
        <text:list-item>
          <text:p text:style-name="P13"><text:span text:style-name="Source_20_Text">Sh-M-</text:span><text:span text:style-name="Source_20_Text"><text:span text:style-name="Variable">X</text:span></text:span> —— where <text:span text:style-name="Variable">X</text:span> is a Latin letter. Example: <text:span text:style-name="Source_20_Text">Sh-M-U</text:span>. By default, each Meta+letter keystroke does the same as the corresponding Shift+Meta+letter. But when any Shift+Meta bind is made, that will no longer be the case, for all letters. </text:p>
        </text:list-item>
        <text:list-item>
          <text:p text:style-name="P13"><text:span text:style-name="Source_20_Text">F</text:span><text:span text:style-name="Source_20_Text"><text:span text:style-name="Variable">n</text:span></text:span> —— where <text:span text:style-name="Variable">n</text:span> is a numeric value from 1 to 24. Example: <text:span text:style-name="Source_20_Text">F10</text:span>. (Often, <text:span text:style-name="Source_20_Text">F13</text:span> to <text:span text:style-name="Source_20_Text">F24</text:span> can be typed as <text:span text:style-name="Source_20_Text">F1</text:span> to <text:span text:style-name="Source_20_Text">F12</text:span> with Shift.) </text:p>
        </text:list-item>
        <text:list-item>
          <text:p text:style-name="P9"><text:span text:style-name="Source_20_Text">Ins</text:span> or <text:span text:style-name="Source_20_Text">Del</text:span>. </text:p>
        </text:list-item>
      </text:list>
      <text:p text:style-name="Text_20_body">Rebinding <text:span text:style-name="Source_20_Text">^M</text:span> (Enter) or <text:span text:style-name="Source_20_Text">^I</text:span> (Tab) is probably not a good idea. Rebinding <text:span text:style-name="Source_20_Text">^[</text:span> (Esc) is not possible, because its keycode is the starter byte of Meta keystrokes and escape sequences. Rebinding any of the <text:soft-page-break/>dedicated cursor-moving keys (the arrows, Home, End, PageUp and PageDown) is not possible. On some terminals it’s not possible to rebind <text:span text:style-name="Source_20_Text">^H</text:span> (unless <text:span text:style-name="Source_20_Text">--raw</text:span> is used) because its keycode is identical to that of the Backspace key. </text:p>
      <text:p text:style-name="Text_20_body"/>
      <text:p text:style-name="Text_20_body">Valid names for the <text:span text:style-name="Source_20_Text">function</text:span> to be bound are: </text:p>
      <text:p text:style-name="P3"><text:span text:style-name="Source_20_Text">help</text:span> </text:p>
      <text:p text:style-name="P2">Invokes the help viewer. </text:p>
      <text:p text:style-name="P3"><text:span text:style-name="Source_20_Text">cancel</text:span> </text:p>
      <text:p text:style-name="P2">Cancels the current command. </text:p>
      <text:p text:style-name="P3"><text:span text:style-name="Source_20_Text">exit</text:span> </text:p>
      <text:p text:style-name="P2">Exits from the program (or from the help viewer or file browser). </text:p>
      <text:p text:style-name="P3"><text:span text:style-name="Source_20_Text">writeout</text:span> </text:p>
      <text:p text:style-name="P2">Writes the current buffer to disk, asking for a name. </text:p>
      <text:p text:style-name="P3"><text:span text:style-name="Source_20_Text">savefile</text:span> </text:p>
      <text:p text:style-name="P2">Writes the current file to disk without prompting. </text:p>
      <text:p text:style-name="P3"><text:span text:style-name="Source_20_Text">insert</text:span> </text:p>
      <text:p text:style-name="P2">Inserts a file into the current buffer (at the current cursor position), or into a new buffer when option <text:span text:style-name="Source_20_Text">multibuffer</text:span> is set. </text:p>
      <text:p text:style-name="P3"><text:span text:style-name="Source_20_Text">whereis</text:span> </text:p>
      <text:p text:style-name="P2">Starts a forward search for text in the current buffer — or for filenames matching a string in the current list in the file browser. </text:p>
      <text:p text:style-name="P3"><text:span text:style-name="Source_20_Text">wherewas</text:span> </text:p>
      <text:p text:style-name="P2">Starts a backward search for text in the current buffer — or for filenames matching a string in the current list in the file browser. </text:p>
      <text:p text:style-name="P3"><text:span text:style-name="Source_20_Text">findprevious</text:span> </text:p>
      <text:p text:style-name="P2">Searches the next occurrence in the backward direction. </text:p>
      <text:p text:style-name="P3"><text:span text:style-name="Source_20_Text">findnext</text:span> </text:p>
      <text:p text:style-name="P2"><text:soft-page-break/>Searches the next occurrence in the forward direction. </text:p>
      <text:p text:style-name="P3"><text:span text:style-name="Source_20_Text">replace</text:span> </text:p>
      <text:p text:style-name="P2">Interactively replaces text within the current buffer. </text:p>
      <text:p text:style-name="P3"><text:span text:style-name="Source_20_Text">cut</text:span> </text:p>
      <text:p text:style-name="P2">Cuts and stores the current line (or the marked region). </text:p>
      <text:p text:style-name="P3"><text:span text:style-name="Source_20_Text">copy</text:span> </text:p>
      <text:p text:style-name="P2">Copies the current line (or the marked region) without deleting it. </text:p>
      <text:p text:style-name="P3"><text:span text:style-name="Source_20_Text">paste</text:span> </text:p>
      <text:p text:style-name="P2">Pastes the currently stored text into the current buffer at the current cursor position. </text:p>
      <text:p text:style-name="P3"><text:span text:style-name="Source_20_Text">zap</text:span> </text:p>
      <text:p text:style-name="P2">Throws away the current line (or the marked region). (This function is bound by default to &lt;Meta+Delete&gt;.) </text:p>
      <text:p text:style-name="P3"><text:span text:style-name="Source_20_Text">chopwordleft</text:span> </text:p>
      <text:p text:style-name="P2">Deletes from the cursor position to the beginning of the preceding word. (This function is bound by default to &lt;Shift+Ctrl+Delete&gt;. If your terminal produces <text:span text:style-name="Source_20_Text">^H</text:span> for &lt;Ctrl+Backspace&gt;, you can make &lt;Ctrl+Backspace&gt; delete the word to the left of the cursor by rebinding <text:span text:style-name="User_20_Entry">^H</text:span> to this function.) </text:p>
      <text:p text:style-name="P3"><text:span text:style-name="Source_20_Text">chopwordright</text:span> </text:p>
      <text:p text:style-name="P2">Deletes from the cursor position to the beginning of the next word. (This function is bound by default to &lt;Ctrl+Delete&gt;.) </text:p>
      <text:p text:style-name="P3"><text:span text:style-name="Source_20_Text">cutrestoffile</text:span> </text:p>
      <text:p text:style-name="P2">Cuts all text from the cursor position till the end of the buffer. </text:p>
      <text:p text:style-name="P3"><text:span text:style-name="Source_20_Text">mark</text:span> </text:p>
      <text:p text:style-name="P2">Sets the mark at the current position, to start selecting text. Or, when it is set, unsets the mark. </text:p>
      <text:p text:style-name="P3"><text:span text:style-name="Source_20_Text">location</text:span> </text:p>
      <text:p text:style-name="P2">Reports the current position of the cursor in the buffer: the line, column, and character positions. (The old name of this function, ’curpos’, is deprecated.) </text:p>
      <text:p text:style-name="P3"><text:soft-page-break/><text:span text:style-name="Source_20_Text">wordcount</text:span> </text:p>
      <text:p text:style-name="P2">Counts the number of words, lines and characters in the current buffer. </text:p>
      <text:p text:style-name="P3"><text:span text:style-name="Source_20_Text">execute</text:span> </text:p>
      <text:p text:style-name="P2">Prompts for a program to execute. The program’s output will be inserted into the current buffer (or into a new buffer when <text:span text:style-name="User_20_Entry">M-F</text:span> is toggled). </text:p>
      <text:p text:style-name="P3"><text:span text:style-name="Source_20_Text">speller</text:span> </text:p>
      <text:p text:style-name="P2">Invokes a spell-checking program, either the default <text:span text:style-name="Source_20_Text">hunspell</text:span> or GNU <text:span text:style-name="Source_20_Text">spell</text:span>, or the one defined by <text:span text:style-name="Example">--speller</text:span> or <text:span text:style-name="Source_20_Text">set speller</text:span>. </text:p>
      <text:p text:style-name="P3"><text:span text:style-name="Source_20_Text">formatter</text:span> </text:p>
      <text:p text:style-name="P2">Invokes a full-buffer-processing program (if the active syntax defines one). </text:p>
      <text:p text:style-name="P3"><text:span text:style-name="Source_20_Text">linter</text:span> </text:p>
      <text:p text:style-name="P2">Invokes a syntax-checking program (if the active syntax defines one). </text:p>
      <text:p text:style-name="P3"><text:span text:style-name="Source_20_Text">justify</text:span> </text:p>
      <text:p text:style-name="P2">Justifies the current paragraph. A paragraph is a group of contiguous lines that, apart from possibly the first line, all have the same indentation. The beginning of a paragraph is detected by either this lone line with a differing indentation or by a preceding blank line. </text:p>
      <text:p text:style-name="P3"><text:span text:style-name="Source_20_Text">fulljustify</text:span> </text:p>
      <text:p text:style-name="P2">Justifies the entire current buffer. </text:p>
      <text:p text:style-name="P3"><text:span text:style-name="Source_20_Text">indent</text:span> </text:p>
      <text:p text:style-name="P2">Indents (shifts to the right) the currently marked text. </text:p>
      <text:p text:style-name="P3"><text:span text:style-name="Source_20_Text">unindent</text:span> </text:p>
      <text:p text:style-name="P2">Unindents (shifts to the left) the currently marked text. </text:p>
      <text:p text:style-name="P3"><text:span text:style-name="Source_20_Text">comment</text:span> </text:p>
      <text:p text:style-name="P2">Comments or uncomments the current line or marked lines, using the comment style specified in the active syntax. </text:p>
      <text:p text:style-name="P3"><text:span text:style-name="Source_20_Text">complete</text:span> </text:p>
      <text:p text:style-name="P2"><text:soft-page-break/>Completes the fragment before the cursor to a full word found elsewhere in the current buffer. </text:p>
      <text:p text:style-name="P3"><text:span text:style-name="Source_20_Text">left</text:span> </text:p>
      <text:p text:style-name="P2">Goes left one position (in the editor or browser). </text:p>
      <text:p text:style-name="P3"><text:span text:style-name="Source_20_Text">right</text:span> </text:p>
      <text:p text:style-name="P2">Goes right one position (in the editor or browser). </text:p>
      <text:p text:style-name="P3"><text:span text:style-name="Source_20_Text">up</text:span> </text:p>
      <text:p text:style-name="P2">Goes one line up (in the editor or browser). </text:p>
      <text:p text:style-name="P3"><text:span text:style-name="Source_20_Text">down</text:span> </text:p>
      <text:p text:style-name="P2">Goes one line down (in the editor or browser). </text:p>
      <text:p text:style-name="P3"><text:span text:style-name="Source_20_Text">scrollup</text:span> </text:p>
      <text:p text:style-name="P2">Scrolls the viewport up one row (meaning that the text slides down) while keeping the cursor in the same text position, if possible. </text:p>
      <text:p text:style-name="P3"><text:span text:style-name="Source_20_Text">scrolldown</text:span> </text:p>
      <text:p text:style-name="P2">Scrolls the viewport down one row (meaning that the text slides up) while keeping the cursor in the same text position, if possible. </text:p>
      <text:p text:style-name="P3"><text:span text:style-name="Source_20_Text">center</text:span> </text:p>
      <text:p text:style-name="P2">Scrolls the line with the cursor to the middle of the screen. </text:p>
      <text:p text:style-name="P3"><text:span text:style-name="Source_20_Text">prevword</text:span> </text:p>
      <text:p text:style-name="P2">Moves the cursor to the beginning of the previous word. </text:p>
      <text:p text:style-name="P3"><text:span text:style-name="Source_20_Text">nextword</text:span> </text:p>
      <text:p text:style-name="P2">Moves the cursor to the beginning of the next word. </text:p>
      <text:p text:style-name="P3"><text:span text:style-name="Source_20_Text">home</text:span> </text:p>
      <text:p text:style-name="P2">Moves the cursor to the beginning of the current line. </text:p>
      <text:p text:style-name="P3"><text:span text:style-name="Source_20_Text">end</text:span> </text:p>
      <text:p text:style-name="P2">Moves the cursor to the end of the current line. </text:p>
      <text:p text:style-name="P3"><text:soft-page-break/><text:span text:style-name="Source_20_Text">beginpara</text:span> </text:p>
      <text:p text:style-name="P2">Moves the cursor to the beginning of the current paragraph. </text:p>
      <text:p text:style-name="P3"><text:span text:style-name="Source_20_Text">endpara</text:span> </text:p>
      <text:p text:style-name="P2">Moves the cursor to the end of the current paragraph. </text:p>
      <text:p text:style-name="P3"><text:span text:style-name="Source_20_Text">prevblock</text:span> </text:p>
      <text:p text:style-name="P2">Moves the cursor to the beginning of the current or preceding block of text. (Blocks are separated by one or more blank lines.) </text:p>
      <text:p text:style-name="P3"><text:span text:style-name="Source_20_Text">nextblock</text:span> </text:p>
      <text:p text:style-name="P2">Moves the cursor to the beginning of the next block of text. </text:p>
      <text:p text:style-name="P3"><text:span text:style-name="Source_20_Text">pageup</text:span> </text:p>
      <text:p text:style-name="P2">Goes up one screenful. </text:p>
      <text:p text:style-name="P3"><text:span text:style-name="Source_20_Text">pagedown</text:span> </text:p>
      <text:p text:style-name="P2">Goes down one screenful. </text:p>
      <text:p text:style-name="P3"><text:span text:style-name="Source_20_Text">firstline</text:span> </text:p>
      <text:p text:style-name="P2">Goes to the first line of the file. </text:p>
      <text:p text:style-name="P3"><text:span text:style-name="Source_20_Text">lastline</text:span> </text:p>
      <text:p text:style-name="P2">Goes to the last line of the file. </text:p>
      <text:p text:style-name="P3"><text:span text:style-name="Source_20_Text">gotoline</text:span> </text:p>
      <text:p text:style-name="P2">Goes to a specific line (and column if specified). Negative numbers count from the end of the file (and end of the line). </text:p>
      <text:p text:style-name="P3"><text:span text:style-name="Source_20_Text">findbracket</text:span> </text:p>
      <text:p text:style-name="P2">Moves the cursor to the bracket (or brace or parenthesis, etc.) that matches (pairs) with the one under the cursor. See <text:a xlink:type="simple" xlink:href="https://www.nano-editor.org/dist/latest/nano.html#set-matchbrackets" text:style-name="Internet_20_link" text:visited-style-name="Visited_20_Internet_20_Link"><text:span text:style-name="Source_20_Text">set matchbrackets</text:span></text:a>. </text:p>
      <text:p text:style-name="P3"><text:span text:style-name="Source_20_Text">anchor</text:span> </text:p>
      <text:p text:style-name="P2">Places an anchor at the current line, or removes it when already present. (An anchor is visible when line numbers are activated.) </text:p>
      <text:p text:style-name="P3"><text:soft-page-break/><text:span text:style-name="Source_20_Text">prevanchor</text:span> </text:p>
      <text:p text:style-name="P2">Goes to the first anchor before the current line. </text:p>
      <text:p text:style-name="P3"><text:span text:style-name="Source_20_Text">nextanchor</text:span> </text:p>
      <text:p text:style-name="P2">Goes to the first anchor after the current line. </text:p>
      <text:p text:style-name="P3"><text:span text:style-name="Source_20_Text">prevbuf</text:span> </text:p>
      <text:p text:style-name="P2">Switches to editing/viewing the previous buffer when multiple buffers are open. </text:p>
      <text:p text:style-name="P3"><text:span text:style-name="Source_20_Text">nextbuf</text:span> </text:p>
      <text:p text:style-name="P2">Switches to editing/viewing the next buffer when multiple buffers are open. </text:p>
      <text:p text:style-name="P3"><text:span text:style-name="Source_20_Text">verbatim</text:span> </text:p>
      <text:p text:style-name="P2">Inserts the next keystroke verbatim into the file. </text:p>
      <text:p text:style-name="P3"><text:span text:style-name="Source_20_Text">tab</text:span> </text:p>
      <text:p text:style-name="P2">Inserts a tab at the current cursor location. </text:p>
      <text:p text:style-name="P3"><text:span text:style-name="Source_20_Text">enter</text:span> </text:p>
      <text:p text:style-name="P2">Inserts a new line below the current one. </text:p>
      <text:p text:style-name="P3"><text:span text:style-name="Source_20_Text">delete</text:span> </text:p>
      <text:p text:style-name="P2">Deletes the character under the cursor. </text:p>
      <text:p text:style-name="P3"><text:span text:style-name="Source_20_Text">backspace</text:span> </text:p>
      <text:p text:style-name="P2">Deletes the character before the cursor. </text:p>
      <text:p text:style-name="P3"><text:span text:style-name="Source_20_Text">recordmacro</text:span> </text:p>
      <text:p text:style-name="P2">Starts the recording of keystrokes — the keystrokes are stored as a macro. When already recording, the recording is stopped. </text:p>
      <text:p text:style-name="P3"><text:span text:style-name="Source_20_Text">runmacro</text:span> </text:p>
      <text:p text:style-name="P2">Replays the keystrokes of the last recorded macro. </text:p>
      <text:p text:style-name="P3"><text:span text:style-name="Source_20_Text">undo</text:span> </text:p>
      <text:p text:style-name="P2"><text:soft-page-break/>Undoes the last performed text action (add text, delete text, etc). </text:p>
      <text:p text:style-name="P3"><text:span text:style-name="Source_20_Text">redo</text:span> </text:p>
      <text:p text:style-name="P2">Redoes the last undone action (i.e., it undoes an undo). </text:p>
      <text:p text:style-name="P3"><text:span text:style-name="Source_20_Text">refresh</text:span> </text:p>
      <text:p text:style-name="P2">Refreshes the screen. </text:p>
      <text:p text:style-name="P3"><text:span text:style-name="Source_20_Text">suspend</text:span> </text:p>
      <text:p text:style-name="P2">Suspends the editor (if the suspending function is enabled, see the <text:span text:style-name="Source_20_Text">suspendable</text:span> toggle item below). </text:p>
      <text:p text:style-name="P3"><text:span text:style-name="Source_20_Text">casesens</text:span> </text:p>
      <text:p text:style-name="P2">Toggles whether searching/replacing ignores or respects the case of the given characters. </text:p>
      <text:p text:style-name="P3"><text:span text:style-name="Source_20_Text">regexp</text:span> </text:p>
      <text:p text:style-name="P2">Toggles whether searching/replacing uses literal strings or regular expressions. </text:p>
      <text:p text:style-name="P3"><text:span text:style-name="Source_20_Text">backwards</text:span> </text:p>
      <text:p text:style-name="P2">Toggles whether searching/replacing goes forward or backward. </text:p>
      <text:p text:style-name="P3"><text:span text:style-name="Source_20_Text">older</text:span> </text:p>
      <text:p text:style-name="P2">Retrieves the previous (earlier) entry at a prompt. </text:p>
      <text:p text:style-name="P3"><text:span text:style-name="Source_20_Text">newer</text:span> </text:p>
      <text:p text:style-name="P2">Retrieves the next (later) entry at a prompt. </text:p>
      <text:p text:style-name="P3"><text:span text:style-name="Source_20_Text">flipreplace</text:span> </text:p>
      <text:p text:style-name="P2">Toggles between searching for something and replacing something. </text:p>
      <text:p text:style-name="P3"><text:span text:style-name="Source_20_Text">flipgoto</text:span> </text:p>
      <text:p text:style-name="P2">Toggles between searching for text and targeting a line number. </text:p>
      <text:p text:style-name="P3"><text:span text:style-name="Source_20_Text">flipexecute</text:span> </text:p>
      <text:p text:style-name="P2">Toggles between inserting a file and executing a command. </text:p>
      <text:p text:style-name="P3"><text:soft-page-break/><text:span text:style-name="Source_20_Text">flippipe</text:span> </text:p>
      <text:p text:style-name="P2">When executing a command, toggles whether the current buffer (or marked region) is piped to the command. </text:p>
      <text:p text:style-name="P3"><text:span text:style-name="Source_20_Text">flipnewbuffer</text:span> </text:p>
      <text:p text:style-name="P2">Toggles between inserting into the current buffer and into a new empty buffer. </text:p>
      <text:p text:style-name="P3"><text:span text:style-name="Source_20_Text">flipconvert</text:span> </text:p>
      <text:p text:style-name="P2">When reading in a file, toggles between converting and not converting it from DOS/Mac format. Converting is the default. </text:p>
      <text:p text:style-name="P3"><text:span text:style-name="Source_20_Text">dosformat</text:span> </text:p>
      <text:p text:style-name="P2">When writing a file, switches to writing a DOS format (CR/LF). </text:p>
      <text:p text:style-name="P3"><text:span text:style-name="Source_20_Text">macformat</text:span> </text:p>
      <text:p text:style-name="P2">When writing a file, switches to writing a Mac format. </text:p>
      <text:p text:style-name="P3"><text:span text:style-name="Source_20_Text">append</text:span> </text:p>
      <text:p text:style-name="P2">When writing a file, appends to the end instead of overwriting. </text:p>
      <text:p text:style-name="P3"><text:span text:style-name="Source_20_Text">prepend</text:span> </text:p>
      <text:p text:style-name="P2">When writing a file, ’prepends’ (writes at the beginning) instead of overwriting. </text:p>
      <text:p text:style-name="P3"><text:span text:style-name="Source_20_Text">backup</text:span> </text:p>
      <text:p text:style-name="P2">When writing a file, creates a backup of the current file. </text:p>
      <text:p text:style-name="P3"><text:span text:style-name="Source_20_Text">discardbuffer</text:span> </text:p>
      <text:p text:style-name="P2">When about to write a file, discard the current buffer without saving. (This function is bound by default only when option <text:span text:style-name="Example">--saveonexit</text:span> is in effect.) </text:p>
      <text:p text:style-name="P3"><text:span text:style-name="Source_20_Text">browser</text:span> </text:p>
      <text:p text:style-name="P2">Starts the file browser (in the Read File and Write Out menus), allowing to select a file from a list. </text:p>
      <text:p text:style-name="P3"><text:span text:style-name="Source_20_Text">gotodir</text:span> </text:p>
      <text:p text:style-name="P2">Goes to a directory to be specified, allowing to browse anywhere in the filesystem. </text:p>
      <text:p text:style-name="P3"><text:soft-page-break/><text:span text:style-name="Source_20_Text">firstfile</text:span> </text:p>
      <text:p text:style-name="P2">Goes to the first file in the list when using the file browser. </text:p>
      <text:p text:style-name="P3"><text:span text:style-name="Source_20_Text">lastfile</text:span> </text:p>
      <text:p text:style-name="P2">Goes to the last file in the list when using the file browser. </text:p>
      <text:p text:style-name="P3"><text:span text:style-name="Source_20_Text">nohelp</text:span> </text:p>
      <text:p text:style-name="P2">Toggles the presence of the two-line list of key bindings at the bottom of the screen. (This toggle is special: it is available in all menus except the help viewer and the linter. All further toggles are available in the main menu only.) </text:p>
      <text:p text:style-name="P3"><text:span text:style-name="Source_20_Text">constantshow</text:span> </text:p>
      <text:p text:style-name="P2">Toggles the constant display of the current line, column, and character positions. </text:p>
      <text:p text:style-name="P3"><text:span text:style-name="Source_20_Text">softwrap</text:span> </text:p>
      <text:p text:style-name="P2">Toggles the displaying of overlong lines on multiple screen lines. </text:p>
      <text:p text:style-name="P3"><text:span text:style-name="Source_20_Text">linenumbers</text:span> </text:p>
      <text:p text:style-name="P2">Toggles the display of line numbers in front of the text. </text:p>
      <text:p text:style-name="P3"><text:span text:style-name="Source_20_Text">whitespacedisplay</text:span> </text:p>
      <text:p text:style-name="P2">Toggles the showing of whitespace. </text:p>
      <text:p text:style-name="P3"><text:span text:style-name="Source_20_Text">nosyntax</text:span> </text:p>
      <text:p text:style-name="P2">Toggles syntax highlighting. </text:p>
      <text:p text:style-name="P3"><text:span text:style-name="Source_20_Text">smarthome</text:span> </text:p>
      <text:p text:style-name="P2">Toggles the smartness of the Home key. </text:p>
      <text:p text:style-name="P3"><text:span text:style-name="Source_20_Text">autoindent</text:span> </text:p>
      <text:p text:style-name="P2">Toggles whether a newly created line will contain the same amount of leading whitespace as the preceding line — or as the next line if the preceding line is the beginning of a paragraph. </text:p>
      <text:p text:style-name="P3"><text:span text:style-name="Source_20_Text">cutfromcursor</text:span> </text:p>
      <text:p text:style-name="P2">Toggles whether cutting text will cut the whole line or just from the current cursor position to the end of the line. </text:p>
      <text:p text:style-name="P3"><text:soft-page-break/><text:span text:style-name="Source_20_Text">breaklonglines</text:span> </text:p>
      <text:p text:style-name="P2">Toggles whether long lines will be hard-wrapped to the next line. (The old name of this function, ’nowrap’, is deprecated.) </text:p>
      <text:p text:style-name="P3"><text:span text:style-name="Source_20_Text">tabstospaces</text:span> </text:p>
      <text:p text:style-name="P2">Toggles whether typed tabs will be converted to spaces. </text:p>
      <text:p text:style-name="P3"><text:span text:style-name="Source_20_Text">mouse</text:span> </text:p>
      <text:p text:style-name="P2">Toggles mouse support. </text:p>
      <text:p text:style-name="P3"><text:span text:style-name="Source_20_Text">suspendable</text:span> </text:p>
      <text:p text:style-name="P2">Toggles whether the suspend keystroke (<text:span text:style-name="User_20_Entry">^Z</text:span> by default) will actually suspend the editor. (The old name of this function, ’suspendenable’, is deprecated.) </text:p>
      <text:p text:style-name="Text_20_body"/>
      <text:p text:style-name="Text_20_body">Valid names for <text:span text:style-name="Source_20_Text">menu</text:span> are: </text:p>
      <text:p text:style-name="P3"><text:span text:style-name="Source_20_Text">main</text:span> </text:p>
      <text:p text:style-name="P2">The main editor window where text is entered and edited. </text:p>
      <text:p text:style-name="P3"><text:span text:style-name="Source_20_Text">help</text:span> </text:p>
      <text:p text:style-name="P2">The help-viewer menu. </text:p>
      <text:p text:style-name="P3"><text:span text:style-name="Source_20_Text">search</text:span> </text:p>
      <text:p text:style-name="P2">The search menu (AKA whereis). </text:p>
      <text:p text:style-name="P3"><text:span text:style-name="Source_20_Text">replace</text:span> </text:p>
      <text:p text:style-name="P2">The ’search to replace’ menu. </text:p>
      <text:p text:style-name="P3"><text:span text:style-name="Source_20_Text">replacewith</text:span> </text:p>
      <text:p text:style-name="P2">The ’replace with’ menu, which comes up after ’search to replace’. </text:p>
      <text:p text:style-name="P3"><text:span text:style-name="Source_20_Text">yesno</text:span> </text:p>
      <text:p text:style-name="P2">The ’yesno’ menu, where the Yes/No/All/Cancel question is asked. </text:p>
      <text:p text:style-name="P3"><text:span text:style-name="Source_20_Text">gotoline</text:span> </text:p>
      <text:p text:style-name="P2"><text:soft-page-break/>The ’goto line (and column)’ menu. </text:p>
      <text:p text:style-name="P3"><text:span text:style-name="Source_20_Text">writeout</text:span> </text:p>
      <text:p text:style-name="P2">The ’write file’ menu. </text:p>
      <text:p text:style-name="P3"><text:span text:style-name="Source_20_Text">insert</text:span> </text:p>
      <text:p text:style-name="P2">The ’insert file’ menu. </text:p>
      <text:p text:style-name="P3"><text:span text:style-name="Source_20_Text">browser</text:span> </text:p>
      <text:p text:style-name="P2">The ’file browser’ menu, for selecting a file to be opened or inserted or written to. </text:p>
      <text:p text:style-name="P3"><text:span text:style-name="Source_20_Text">whereisfile</text:span> </text:p>
      <text:p text:style-name="P2">The ’search for a file’ menu in the file browser. </text:p>
      <text:p text:style-name="P3"><text:span text:style-name="Source_20_Text">gotodir</text:span> </text:p>
      <text:p text:style-name="P2">The ’go to directory’ menu in the file browser. </text:p>
      <text:p text:style-name="P3"><text:span text:style-name="Source_20_Text">execute</text:span> </text:p>
      <text:p text:style-name="P2">The menu for inserting the output from an external command, or for filtering the buffer (or the marked region) through an external command, or for executing one of several tools. (The old form of this menu name, ’extcmd’, is deprecated.) </text:p>
      <text:p text:style-name="P3"><text:span text:style-name="Source_20_Text">spell</text:span> </text:p>
      <text:p text:style-name="P2">The menu of the integrated spell checker where the user can edit a misspelled word. </text:p>
      <text:p text:style-name="P3"><text:span text:style-name="Source_20_Text">linter</text:span> </text:p>
      <text:p text:style-name="P2">The linter menu, which allows jumping through the linting messages. </text:p>
      <text:p text:style-name="P3"><text:span text:style-name="Source_20_Text">all</text:span> </text:p>
      <text:p text:style-name="P2">A special name that encompasses all menus. For <text:span text:style-name="Source_20_Text">bind</text:span> it means all menus where the specified <text:span text:style-name="Source_20_Text">function</text:span> exists; for <text:span text:style-name="Source_20_Text">unbind</text:span> it means all menus where the specified <text:span text:style-name="Source_20_Text">key</text:span> exists. </text:p>
      <text:p text:style-name="Horizontal_20_Line"/>
      <text:h text:style-name="Heading_20_2" text:outline-level="2"><text:bookmark text:name="Pico-Compatibility"/><text:bookmark text:name="Pico-Compatibility-1"/>9 Pico Compatibility</text:h>
      <text:p text:style-name="Text_20_body"><text:span text:style-name="Source_20_Text">nano</text:span> emulates Pico quite closely, but there are some differences between the two editors: </text:p>
      <text:p text:style-name="P3"><text:soft-page-break/><text:span text:style-name="Source_20_Text">Hard-Wrapping</text:span> </text:p>
      <text:p text:style-name="P2">Unlike Pico, <text:span text:style-name="Source_20_Text">nano</text:span> does not automatically hard-wrap the current line when it becomes overlong during typing. This hard-wrapping can be switched on with the <text:span text:style-name="Example">--breaklonglines</text:span> option. With that option, <text:span text:style-name="Source_20_Text">nano</text:span> by default breaks lines at screen width minus eight columns, whereas Pico does it at screen width minus six columns. You can make <text:span text:style-name="Source_20_Text">nano</text:span> do as Pico by using <text:span text:style-name="Example">--fill=-6</text:span>. </text:p>
      <text:p text:style-name="P3"><text:span text:style-name="Source_20_Text">Scrolling</text:span> </text:p>
      <text:p text:style-name="P2">By default, <text:span text:style-name="Source_20_Text">nano</text:span> will scroll just one line (instead of half a screen) when the cursor is moved to a line that is just out of view. And when paging up or down, <text:span text:style-name="Source_20_Text">nano</text:span> keeps the cursor in the same screen position as much as possible, instead of always placing it on the first line of the viewport. The Pico-like behavior can be obtained with the <text:span text:style-name="Example">--jumpyscrolling</text:span> option. </text:p>
      <text:p text:style-name="P3"><text:span text:style-name="Source_20_Text">Edit Area</text:span> </text:p>
      <text:p text:style-name="P2">Pico never uses the line directly below the title bar, leaving it always blank. <text:span text:style-name="Source_20_Text">nano</text:span> includes this line in the editing area, in order to not waste space, and because in this way it is slightly clearer where the text starts. If you are accustomed to this line being empty, you can get it back with the <text:span text:style-name="Example">--emptyline</text:span> option. </text:p>
      <text:p text:style-name="P3"><text:span text:style-name="Source_20_Text">Interactive Replace</text:span> </text:p>
      <text:p text:style-name="P2">Instead of allowing you to replace either just one occurrence of a search string or all of them, <text:span text:style-name="Source_20_Text">nano</text:span>’s replace function is interactive: it will pause at each found search string and query whether to replace this instance. You can then choose Yes, or No (skip this one), or All (don’t ask any more), or Cancel (stop with replacing). </text:p>
      <text:p text:style-name="P3"><text:span text:style-name="Source_20_Text">Search and Replace History</text:span> </text:p>
      <text:p text:style-name="P2">When the option <text:span text:style-name="Example">-H</text:span> or <text:span text:style-name="Example">--historylog</text:span> is given (or set in the a nanorc file), text entered as search or replace strings is stored. These strings can be accessed with the up/down arrow keys, or you can type the first few characters and then use <text:span text:style-name="User_20_Entry">Tab</text:span> to cycle through the matching strings. A retrieved string can subsequently be edited. </text:p>
      <text:p text:style-name="P3"><text:span text:style-name="Source_20_Text">Position History</text:span> </text:p>
      <text:p text:style-name="P2">When the option <text:span text:style-name="Example">-P</text:span> or <text:span text:style-name="Example">--positionlog</text:span> is given (or set in a nanorc file), <text:span text:style-name="Source_20_Text">nano</text:span> will store the position of the cursor when you close a file, and will place the cursor in that position again when you later reopen the file. </text:p>
      <text:p text:style-name="P3"><text:span text:style-name="Source_20_Text">Current Cursor Position</text:span> </text:p>
      <text:p text:style-name="P2">The output of the "Display Cursor Position" command (<text:span text:style-name="User_20_Entry">^C</text:span>) displays not only the current line and character position of the cursor, but also (between the two) the current column position. </text:p>
      <text:p text:style-name="P3"><text:soft-page-break/><text:span text:style-name="Source_20_Text">Spell Checking</text:span> </text:p>
      <text:p text:style-name="P2">In the internal spell checker misspelled words are sorted alphabetically and trimmed for uniqueness, such that the words ’apple’ and ’Apple’ will be prompted for correction separately. </text:p>
      <text:p text:style-name="P3"><text:span text:style-name="Source_20_Text">Writing Selected Text to Files</text:span> </text:p>
      <text:p text:style-name="P2">When using the Write-Out key (<text:span text:style-name="User_20_Entry">^O</text:span>), text that has been selected using the marking key (<text:span text:style-name="User_20_Entry">^^</text:span>) can not just be written out to a new (or existing) file, it can also be appended or prepended to an existing file. </text:p>
      <text:p text:style-name="P3"><text:span text:style-name="Source_20_Text">Reading Text from a Command</text:span> </text:p>
      <text:p text:style-name="P2">When using the Read-File key (<text:span text:style-name="User_20_Entry">^R</text:span>), <text:span text:style-name="Source_20_Text">nano</text:span> can not just read a file, it can also read the output of a command to be run (<text:span text:style-name="User_20_Entry">^X</text:span>). </text:p>
      <text:p text:style-name="P3"><text:span text:style-name="Source_20_Text">Reading from Working Directory</text:span> </text:p>
      <text:p text:style-name="P2">By default, Pico will read files from the user’s home directory (when using <text:span text:style-name="User_20_Entry">^R</text:span>), but it will write files to the current working directory (when using <text:span text:style-name="User_20_Entry">^O</text:span>). <text:span text:style-name="Source_20_Text">nano</text:span> makes this symmetrical: always reading from and writing to the current working directory — the directory that <text:span text:style-name="Source_20_Text">nano</text:span> was started in. </text:p>
      <text:p text:style-name="P3"><text:span text:style-name="Source_20_Text">File Browser</text:span> </text:p>
      <text:p text:style-name="P2">In the file browser, <text:span text:style-name="Source_20_Text">nano</text:span> does not implement the Add, Copy, Rename, and Delete commands that Pico provides. In <text:span text:style-name="Source_20_Text">nano</text:span> the browser is just a file browser, not a file manager. </text:p>
      <text:p text:style-name="P3"><text:span text:style-name="Source_20_Text">Toggles</text:span> </text:p>
      <text:p text:style-name="P2">Many options which alter the functionality of the program can be "toggled" on or off using Meta key sequences, meaning the program does not have to be restarted to turn a particular feature on or off. See <text:a xlink:type="simple" xlink:href="https://www.nano-editor.org/dist/latest/nano.html#Feature-Toggles" text:style-name="Internet_20_link" text:visited-style-name="Visited_20_Internet_20_Link">Feature Toggles</text:a> for a list of options that can be toggled. Or see the list at the end of the main internal help text (<text:span text:style-name="User_20_Entry">^G</text:span>) instead. </text:p>
      <text:p text:style-name="Horizontal_20_Line"/>
      <text:h text:style-name="Heading_20_2" text:outline-level="2"><text:bookmark text:name="Building-and-Configure-Options"/><text:bookmark text:name="Building-and-Configure-Options-1"/>10 Building and Configure Options</text:h>
      <text:p text:style-name="Text_20_body">Building <text:span text:style-name="Source_20_Text">nano</text:span> from source is fairly straightforward if you are familiar with compiling programs with autoconf support: </text:p>
      <text:p text:style-name="Preformatted_20_Text"><text:s text:c="2"/>tar xvzf nano-x.y.z.tar.gz</text:p>
      <text:p text:style-name="Preformatted_20_Text"><text:s text:c="2"/>cd nano-x.y.z</text:p>
      <text:p text:style-name="Preformatted_20_Text"><text:s text:c="2"/>./configure</text:p>
      <text:p text:style-name="Preformatted_20_Text"><text:s text:c="2"/>make</text:p>
      <text:p text:style-name="P4"><text:s text:c="2"/>make install</text:p>
      <text:p text:style-name="Text_20_body"><text:soft-page-break/>The possible options to <text:span text:style-name="Source_20_Text">./configure</text:span> are: </text:p>
      <text:p text:style-name="P3"><text:span text:style-name="Source_20_Text">--disable-browser</text:span> </text:p>
      <text:p text:style-name="P2">Exclude the mini file browser that can be called with <text:span text:style-name="User_20_Entry">^T</text:span> when wanting to read or write a file. </text:p>
      <text:p text:style-name="P3"><text:span text:style-name="Source_20_Text">--disable-color</text:span> </text:p>
      <text:p text:style-name="P2">Exclude support for syntax coloring. This also eliminates the <text:span text:style-name="Example">-Y</text:span> command-line option, which allows choosing a specific syntax. </text:p>
      <text:p text:style-name="P3"><text:span text:style-name="Source_20_Text">--disable-comment</text:span> </text:p>
      <text:p text:style-name="P2">Exclude the single-keystroke comment/uncomment function (<text:span text:style-name="User_20_Entry">M-3</text:span>). </text:p>
      <text:p text:style-name="P3"><text:span text:style-name="Source_20_Text">--disable-extra</text:span> </text:p>
      <text:p text:style-name="P2">Exclude the Easter egg: a crawl of major contributors. </text:p>
      <text:p text:style-name="P3"><text:span text:style-name="Source_20_Text">--disable-help</text:span> </text:p>
      <text:p text:style-name="P2">Exclude the help texts (<text:span text:style-name="User_20_Entry">^G</text:span>). This makes the binary much smaller, but also makes it difficult for new users to learn more than very basic things about using the editor. </text:p>
      <text:p text:style-name="P3"><text:span text:style-name="Source_20_Text">--disable-histories</text:span> </text:p>
      <text:p text:style-name="P2">Exclude the code for handling the history files: the search and replace strings that were used, and the cursor position at which each file was closed. This also eliminates the <text:span text:style-name="Example">-H</text:span> and <text:span text:style-name="Example">-P</text:span> command-line options, which switch on the logging of search/replace strings and cursor positions. </text:p>
      <text:p text:style-name="P3"><text:span text:style-name="Source_20_Text">--disable-justify</text:span> </text:p>
      <text:p text:style-name="P2">Exclude the justify functions (<text:span text:style-name="User_20_Entry">^J</text:span> and <text:span text:style-name="User_20_Entry">M-J</text:span>). </text:p>
      <text:p text:style-name="P3"><text:span text:style-name="Source_20_Text">--disable-libmagic</text:span> </text:p>
      <text:p text:style-name="P2">Exclude the code for using the library of magic-number tests (for determining the file type and thus which syntax to use for coloring — often the regexes for filename and header line will be enough). </text:p>
      <text:p text:style-name="P3"><text:span text:style-name="Source_20_Text">--disable-linenumbers</text:span> </text:p>
      <text:p text:style-name="P2">Exclude the line-numbering function (<text:span text:style-name="User_20_Entry">M-N</text:span>). This also eliminates the <text:span text:style-name="Example">-l</text:span> command-line option, which turns line numbering on. </text:p>
      <text:p text:style-name="P3"><text:span text:style-name="Source_20_Text">--disable-mouse</text:span> </text:p>
      <text:p text:style-name="P2"><text:soft-page-break/>Exclude all mouse functionality. This also eliminates the <text:span text:style-name="Example">-m</text:span> command-line option, which enables the mouse functionality. </text:p>
      <text:p text:style-name="P3"><text:span text:style-name="Source_20_Text">--disable-multibuffer</text:span> </text:p>
      <text:p text:style-name="P2">Exclude support for opening multiple files at a time and switching between them on the fly. This also eliminates the <text:span text:style-name="Example">-F</text:span> command-line option, which causes a file to be read into a separate buffer by default. </text:p>
      <text:p text:style-name="P3"><text:span text:style-name="Source_20_Text">--disable-nanorc</text:span> </text:p>
      <text:p text:style-name="P2">Exclude support for reading the nanorc files at startup. With such support, you can store custom settings in a system-wide and a per-user nanorc file rather than having to pass command-line options to get the desired behavior. See <text:a xlink:type="simple" xlink:href="https://www.nano-editor.org/dist/latest/nano.html#Nanorc-Files" text:style-name="Internet_20_link" text:visited-style-name="Visited_20_Internet_20_Link">Nanorc Files</text:a> for more info. Disabling this also eliminates the <text:span text:style-name="Example">-I</text:span> command-line option, which inhibits the reading of nanorc files. </text:p>
      <text:p text:style-name="P3"><text:span text:style-name="Source_20_Text">--disable-operatingdir</text:span> </text:p>
      <text:p text:style-name="P2">Exclude the code for setting the operating directory. This also eliminates the <text:span text:style-name="Example">-o</text:span> command-line option, which sets the operating directory. </text:p>
      <text:p text:style-name="P3"><text:span text:style-name="Source_20_Text">--disable-speller</text:span> </text:p>
      <text:p text:style-name="P2">Exclude the code for spell checking. This also eliminates the <text:span text:style-name="Example">-s</text:span> command-line option, which allows specifying an alternate spell checker. </text:p>
      <text:p text:style-name="P3"><text:span text:style-name="Source_20_Text">--disable-tabcomp</text:span> </text:p>
      <text:p text:style-name="P2">Exclude tab completion (when nano asks for a filename or a search string). </text:p>
      <text:p text:style-name="P3"><text:span text:style-name="Source_20_Text">--disable-wordcomp</text:span> </text:p>
      <text:p text:style-name="P2">Exclude word completion (<text:span text:style-name="User_20_Entry">^]</text:span>). </text:p>
      <text:p text:style-name="P3"><text:span text:style-name="Source_20_Text">--disable-wrapping</text:span> </text:p>
      <text:p text:style-name="P2">Exclude all hard-wrapping of overlong lines. This also eliminates the <text:span text:style-name="Example">-b</text:span> and <text:span text:style-name="Example">-w</text:span> command-line options, which switch automatic long-line wrapping on and off, respectively. </text:p>
      <text:p text:style-name="P3"><text:span text:style-name="Source_20_Text">--enable-tiny</text:span> </text:p>
      <text:p text:style-name="P2">This option implies all of the above. It also disables some other internals of the editor, like the marking code, the cut-to-end-of-line code, and the function toggles. By using the enabling counterpart of the above options together with <text:span text:style-name="Example">--enable-tiny</text:span>, specific features can be switched back on — but a few cannot. </text:p>
      <text:p text:style-name="P3"><text:span text:style-name="Source_20_Text">--enable-debug</text:span> </text:p>
      <text:p text:style-name="P2"><text:soft-page-break/>Include some code for runtime debugging output. This can get pretty messy, so chances are you only want this feature when you’re working on the nano source. </text:p>
      <text:p text:style-name="P3"><text:span text:style-name="Source_20_Text">--disable-nls</text:span> </text:p>
      <text:p text:style-name="P2">Exclude Native Language support. This will disable the use of any available GNU <text:span text:style-name="Source_20_Text">nano</text:span> translations. </text:p>
      <text:p text:style-name="P3"><text:span text:style-name="Source_20_Text">--enable-utf8</text:span> </text:p>
      <text:p text:style-name="P2">Include support for reading and writing Unicode files. This requires a wide version of the curses library. </text:p>
      <text:p text:style-name="P3"><text:span text:style-name="Source_20_Text">--disable-utf8</text:span> </text:p>
      <text:p text:style-name="P2">Exclude support for reading and writing Unicode files. Normally the configure script auto-detects whether to enable UTF-8 support or not. You can use this or the previous option to override that detection. </text:p>
      <text:p text:style-name="P3"><text:span text:style-name="Source_20_Text">--enable-altrcname=</text:span><text:span text:style-name="Source_20_Text"><text:span text:style-name="Variable">name</text:span></text:span> </text:p>
      <text:p text:style-name="P2">Use the file with the given <text:span text:style-name="Variable">name</text:span> (in the user’s home directory) as nano’s settings file, instead of the default <text:span text:style-name="Source_20_Text">.nanorc</text:span>. </text:p>
      <text:p text:style-name="Horizontal_20_Line"/>
      <text:h text:style-name="Heading_20_2" text:outline-level="2"><text:bookmark text:name="SEC_Contents"/>Table of Contents</text:h>
      <text:list xml:id="list1800638453" text:style-name="L4">
        <text:list-item>
          <text:p text:style-name="P14"><text:bookmark text:name="toc-Introduction-1"/><text:a xlink:type="simple" xlink:href="https://www.nano-editor.org/dist/latest/nano.html#Introduction" text:style-name="Internet_20_link" text:visited-style-name="Visited_20_Internet_20_Link">1 Introduction</text:a> </text:p>
        </text:list-item>
        <text:list-item>
          <text:p text:style-name="P14"><text:bookmark text:name="toc-Invoking-1"/><text:a xlink:type="simple" xlink:href="https://www.nano-editor.org/dist/latest/nano.html#Invoking" text:style-name="Internet_20_link" text:visited-style-name="Visited_20_Internet_20_Link">2 Invoking</text:a> </text:p>
        </text:list-item>
        <text:list-item>
          <text:p text:style-name="P14"><text:bookmark text:name="toc-Command_002dline-Options-1"/><text:a xlink:type="simple" xlink:href="https://www.nano-editor.org/dist/latest/nano.html#Command_002dline-Options" text:style-name="Internet_20_link" text:visited-style-name="Visited_20_Internet_20_Link">3 Command-line Options</text:a> </text:p>
        </text:list-item>
        <text:list-item>
          <text:p text:style-name="P14"><text:bookmark text:name="toc-Editor-Basics-1"/><text:a xlink:type="simple" xlink:href="https://www.nano-editor.org/dist/latest/nano.html#Editor-Basics" text:style-name="Internet_20_link" text:visited-style-name="Visited_20_Internet_20_Link">4 Editor Basics</text:a> </text:p>
          <text:list>
            <text:list-item>
              <text:p text:style-name="P14"><text:bookmark text:name="toc-Entering-Text-1"/><text:a xlink:type="simple" xlink:href="https://www.nano-editor.org/dist/latest/nano.html#Entering-Text" text:style-name="Internet_20_link" text:visited-style-name="Visited_20_Internet_20_Link">4.1 Entering Text</text:a> </text:p>
            </text:list-item>
            <text:list-item>
              <text:p text:style-name="P14"><text:bookmark text:name="toc-Commands-1"/><text:a xlink:type="simple" xlink:href="https://www.nano-editor.org/dist/latest/nano.html#Commands" text:style-name="Internet_20_link" text:visited-style-name="Visited_20_Internet_20_Link">4.2 Commands</text:a> </text:p>
            </text:list-item>
            <text:list-item>
              <text:p text:style-name="P14"><text:bookmark text:name="toc-The-Cutbuffer-1"/><text:a xlink:type="simple" xlink:href="https://www.nano-editor.org/dist/latest/nano.html#The-Cutbuffer" text:style-name="Internet_20_link" text:visited-style-name="Visited_20_Internet_20_Link">4.3 The Cutbuffer</text:a> </text:p>
            </text:list-item>
            <text:list-item>
              <text:p text:style-name="P14"><text:bookmark text:name="toc-The-Mark-1"/><text:a xlink:type="simple" xlink:href="https://www.nano-editor.org/dist/latest/nano.html#The-Mark" text:style-name="Internet_20_link" text:visited-style-name="Visited_20_Internet_20_Link">4.4 The Mark</text:a> </text:p>
            </text:list-item>
            <text:list-item>
              <text:p text:style-name="P14"><text:bookmark text:name="toc-Screen-Layout-1"/><text:a xlink:type="simple" xlink:href="https://www.nano-editor.org/dist/latest/nano.html#Screen-Layout" text:style-name="Internet_20_link" text:visited-style-name="Visited_20_Internet_20_Link">4.5 Screen Layout</text:a> </text:p>
            </text:list-item>
            <text:list-item>
              <text:p text:style-name="P14"><text:bookmark text:name="toc-Search-and-Replace-1"/><text:a xlink:type="simple" xlink:href="https://www.nano-editor.org/dist/latest/nano.html#Search-and-Replace" text:style-name="Internet_20_link" text:visited-style-name="Visited_20_Internet_20_Link">4.6 Search and Replace</text:a> </text:p>
            </text:list-item>
            <text:list-item>
              <text:p text:style-name="P14"><text:bookmark text:name="toc-Using-the-Mouse-1"/><text:a xlink:type="simple" xlink:href="https://www.nano-editor.org/dist/latest/nano.html#Using-the-Mouse" text:style-name="Internet_20_link" text:visited-style-name="Visited_20_Internet_20_Link">4.7 Using the Mouse</text:a> </text:p>
            </text:list-item>
            <text:list-item>
              <text:p text:style-name="P14"><text:bookmark text:name="toc-Anchors-1"/><text:a xlink:type="simple" xlink:href="https://www.nano-editor.org/dist/latest/nano.html#Anchors" text:style-name="Internet_20_link" text:visited-style-name="Visited_20_Internet_20_Link">4.8 Anchors</text:a> </text:p>
            </text:list-item>
            <text:list-item>
              <text:p text:style-name="P14"><text:bookmark text:name="toc-Limitations-1"/><text:a xlink:type="simple" xlink:href="https://www.nano-editor.org/dist/latest/nano.html#Limitations" text:style-name="Internet_20_link" text:visited-style-name="Visited_20_Internet_20_Link">4.9 Limitations</text:a> </text:p>
            </text:list-item>
          </text:list>
        </text:list-item>
        <text:list-item>
          <text:p text:style-name="P14"><text:bookmark text:name="toc-Built_002din-Help-1"/><text:a xlink:type="simple" xlink:href="https://www.nano-editor.org/dist/latest/nano.html#Built_002din-Help" text:style-name="Internet_20_link" text:visited-style-name="Visited_20_Internet_20_Link">5 Built-in Help</text:a> </text:p>
        </text:list-item>
        <text:list-item>
          <text:p text:style-name="P14"><text:bookmark text:name="toc-The-File-Browser-1"/><text:a xlink:type="simple" xlink:href="https://www.nano-editor.org/dist/latest/nano.html#The-File-Browser" text:style-name="Internet_20_link" text:visited-style-name="Visited_20_Internet_20_Link">6 The File Browser</text:a> </text:p>
        </text:list-item>
        <text:list-item>
          <text:p text:style-name="P14"><text:bookmark text:name="toc-Feature-Toggles-1"/><text:a xlink:type="simple" xlink:href="https://www.nano-editor.org/dist/latest/nano.html#Feature-Toggles" text:style-name="Internet_20_link" text:visited-style-name="Visited_20_Internet_20_Link">7 Feature Toggles</text:a> </text:p>
        </text:list-item>
        <text:list-item>
          <text:p text:style-name="P14"><text:bookmark text:name="toc-Nanorc-Files-1"/><text:a xlink:type="simple" xlink:href="https://www.nano-editor.org/dist/latest/nano.html#Nanorc-Files" text:style-name="Internet_20_link" text:visited-style-name="Visited_20_Internet_20_Link">8 Nanorc Files</text:a> </text:p>
          <text:list>
            <text:list-item>
              <text:p text:style-name="P14"><text:bookmark text:name="toc-Settings-1"/><text:soft-page-break/><text:a xlink:type="simple" xlink:href="https://www.nano-editor.org/dist/latest/nano.html#Settings" text:style-name="Internet_20_link" text:visited-style-name="Visited_20_Internet_20_Link">8.1 Settings</text:a> </text:p>
            </text:list-item>
            <text:list-item>
              <text:p text:style-name="P14"><text:bookmark text:name="toc-Syntax-Highlighting-1"/><text:a xlink:type="simple" xlink:href="https://www.nano-editor.org/dist/latest/nano.html#Syntax-Highlighting" text:style-name="Internet_20_link" text:visited-style-name="Visited_20_Internet_20_Link">8.2 Syntax Highlighting</text:a> </text:p>
            </text:list-item>
            <text:list-item>
              <text:p text:style-name="P14"><text:bookmark text:name="toc-Rebinding-Keys-1"/><text:a xlink:type="simple" xlink:href="https://www.nano-editor.org/dist/latest/nano.html#Rebinding-Keys" text:style-name="Internet_20_link" text:visited-style-name="Visited_20_Internet_20_Link">8.3 Rebinding Keys</text:a> </text:p>
            </text:list-item>
          </text:list>
        </text:list-item>
        <text:list-item>
          <text:p text:style-name="P14"><text:bookmark text:name="toc-Pico-Compatibility-1"/><text:a xlink:type="simple" xlink:href="https://www.nano-editor.org/dist/latest/nano.html#Pico-Compatibility" text:style-name="Internet_20_link" text:visited-style-name="Visited_20_Internet_20_Link">9 Pico Compatibility</text:a> </text:p>
        </text:list-item>
        <text:list-item>
          <text:p text:style-name="P10"><text:bookmark text:name="toc-Building-and-Configure-Options-1"/><text:a xlink:type="simple" xlink:href="https://www.nano-editor.org/dist/latest/nano.html#Building-and-Configure-Options" text:style-name="Internet_20_link" text:visited-style-name="Visited_20_Internet_20_Link">10 Building and Configure Options</text:a> </text:p>
        </text:list-item>
      </text:list>
      <text:p text:style-name="Horizontal_20_Lin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6T14:35:21.530933192</meta:creation-date>
    <dc:date>2021-07-06T14:36:16.126770824</dc:date>
    <meta:editing-duration>PT56S</meta:editing-duration>
    <meta:editing-cycles>1</meta:editing-cycles>
    <meta:document-statistic meta:table-count="3" meta:image-count="0" meta:object-count="0" meta:page-count="42" meta:paragraph-count="830" meta:word-count="10212" meta:character-count="61458" meta:non-whitespace-character-count="51376"/>
    <meta:generator>LibreOffice/6.4.7.2$Linux_X86_64 LibreOffice_project/40$Build-2</meta:generator>
  </office:meta>
</office:document-meta>
</file>